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ithout_joscha_metho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GABI mail values</text:p>
          </table:table-cell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7" office:value-type="string" calcext:value-type="string">
            <text:p>ARC </text:p>
          </table:table-cell>
          <table:table-cell table:style-name="ce7" office:value-type="string" calcext:value-type="string">
            <text:p>DOR</text:p>
          </table:table-cell>
          <table:table-cell table:style-name="ce5" office:value-type="string" calcext:value-type="string">
            <text:p>av 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177.236420112357" calcext:value-type="float">
            <text:p>-177.236420112357</text:p>
          </table:table-cell>
          <table:table-cell office:value-type="float" office:value="-176.9775" calcext:value-type="float">
            <text:p>-176.9775</text:p>
          </table:table-cell>
          <table:table-cell table:formula="of:=([.B5]+[.C5])/2" office:value-type="float" office:value="-177.106960056178" calcext:value-type="float">
            <text:p>-177.106960056178</text:p>
          </table:table-cell>
          <table:table-cell office:value-type="float" office:value="-177.154432982" calcext:value-type="float">
            <text:p>-177.154432982</text:p>
          </table:table-cell>
          <table:table-cell table:formula="of:=[.B6]-[.B5]" office:value-type="float" office:value="97.702859475332" calcext:value-type="float">
            <text:p>97.702859475332</text:p>
          </table:table-cell>
          <table:table-cell table:formula="of:=[.C6]-[.C5]" office:value-type="float" office:value="96.6535869565218" calcext:value-type="float">
            <text:p>96.6535869565218</text:p>
          </table:table-cell>
          <table:table-cell table:formula="of:=[.D6]-[.D5]" office:value-type="float" office:value="97.1782232159269" calcext:value-type="float">
            <text:p>97.1782232159269</text:p>
          </table:table-cell>
          <table:table-cell table:formula="of:=[.E6]-[.E5]" office:value-type="float" office:value="98.419129382475" calcext:value-type="float">
            <text:p>98.419129382475</text:p>
          </table:table-cell>
          <table:table-cell table:formula="of:=[.F5]-[.$F$15]" office:value-type="float" office:value="-0.428977515900115" calcext:value-type="float">
            <text:p>-0.428977515900115</text:p>
          </table:table-cell>
          <table:table-cell table:formula="of:=[.G5]-[.$G$15]" office:value-type="float" office:value="-1.08228325569361" calcext:value-type="float">
            <text:p>-1.08228325569361</text:p>
          </table:table-cell>
          <table:table-cell table:formula="of:=[.H5]-[.$H$15]" office:value-type="float" office:value="-0.75563038579682" calcext:value-type="float">
            <text:p>-0.75563038579682</text:p>
          </table:table-cell>
          <table:table-cell table:formula="of:=[.I5]-[.$I$15]" office:value-type="float" office:value="0.000000465350012746058" calcext:value-type="float">
            <text:p>4.65350012746058E-07</text:p>
          </table:table-cell>
          <table:table-cell table:formula="of:=[.I5]+[.J5]" office:value-type="float" office:value="97.9901518665749" calcext:value-type="float">
            <text:p>97.9901518665749</text:p>
          </table:table-cell>
          <table:table-cell table:formula="of:=[.I5]+[.K5]" office:value-type="float" office:value="97.3368461267814" calcext:value-type="float">
            <text:p>97.3368461267814</text:p>
          </table:table-cell>
          <table:table-cell table:formula="of:=[.I5]+[.L5]" office:value-type="float" office:value="97.6634989966782" calcext:value-type="float">
            <text:p>97.6634989966782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6]-[.N5]" office:value-type="float" office:value="-178.385587815929" calcext:value-type="float">
            <text:p>-178.385587815929</text:p>
          </table:table-cell>
          <table:table-cell table:formula="of:=[.T6]-[.O5]" office:value-type="float" office:value="-179.710534819638" calcext:value-type="float">
            <text:p>-179.710534819638</text:p>
          </table:table-cell>
          <table:table-cell table:formula="of:=[.U6]-[.P5]" office:value-type="float" office:value="-179.048061317784" calcext:value-type="float">
            <text:p>-179.048061317784</text:p>
          </table:table-cell>
          <table:table-cell table:formula="of:=[.V6]-[.Q5]" office:value-type="float" office:value="-177.1544348434" calcext:value-type="float">
            <text:p>-177.1544348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.533560637025" calcext:value-type="float">
            <text:p>-79.533560637025</text:p>
          </table:table-cell>
          <table:table-cell office:value-type="float" office:value="-80.3239130434782" calcext:value-type="float">
            <text:p>-80.3239130434782</text:p>
          </table:table-cell>
          <table:table-cell table:formula="of:=([.B6]+[.C6])/2" office:value-type="float" office:value="-79.9287368402516" calcext:value-type="float">
            <text:p>-79.9287368402516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7]-[.B6]" office:value-type="float" office:value="98.3563002068821" calcext:value-type="float">
            <text:p>98.3563002068821</text:p>
          </table:table-cell>
          <table:table-cell table:formula="of:=[.C7]-[.C6]" office:value-type="float" office:value="98.2121273291925" calcext:value-type="float">
            <text:p>98.2121273291925</text:p>
          </table:table-cell>
          <table:table-cell table:formula="of:=[.D7]-[.D6]" office:value-type="float" office:value="98.2842137680373" calcext:value-type="float">
            <text:p>98.2842137680373</text:p>
          </table:table-cell>
          <table:table-cell table:formula="of:=[.E7]-[.E6]" office:value-type="float" office:value="98.419126589025" calcext:value-type="float">
            <text:p>98.419126589025</text:p>
          </table:table-cell>
          <table:table-cell table:formula="of:=[.F6]-[.$F$15]" office:value-type="float" office:value="0.224463215650005" calcext:value-type="float">
            <text:p>0.224463215650005</text:p>
          </table:table-cell>
          <table:table-cell table:formula="of:=[.G6]-[.$G$15]" office:value-type="float" office:value="0.476257116977095" calcext:value-type="float">
            <text:p>0.476257116977095</text:p>
          </table:table-cell>
          <table:table-cell table:formula="of:=[.H6]-[.$H$15]" office:value-type="float" office:value="0.350360166313607" calcext:value-type="float">
            <text:p>0.350360166313607</text:p>
          </table:table-cell>
          <table:table-cell table:formula="of:=[.I6]-[.$I$15]" office:value-type="float" office:value="-0.00000232809999545225" calcext:value-type="float">
            <text:p>-2.32809999545225E-06</text:p>
          </table:table-cell>
          <table:table-cell table:formula="of:=[.I6]+[.J6]" office:value-type="float" office:value="98.643589804675" calcext:value-type="float">
            <text:p>98.643589804675</text:p>
          </table:table-cell>
          <table:table-cell table:formula="of:=[.I6]+[.K6]" office:value-type="float" office:value="98.8953837060021" calcext:value-type="float">
            <text:p>98.8953837060021</text:p>
          </table:table-cell>
          <table:table-cell table:formula="of:=[.I6]+[.L6]" office:value-type="float" office:value="98.7694867553386" calcext:value-type="float">
            <text:p>98.769486755338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7]-[.N6]" office:value-type="float" office:value="-80.3954359493537" calcext:value-type="float">
            <text:p>-80.3954359493537</text:p>
          </table:table-cell>
          <table:table-cell table:formula="of:=[.T7]-[.O6]" office:value-type="float" office:value="-82.373688692857" calcext:value-type="float">
            <text:p>-82.373688692857</text:p>
          </table:table-cell>
          <table:table-cell table:formula="of:=[.U7]-[.P6]" office:value-type="float" office:value="-81.3845623211055" calcext:value-type="float">
            <text:p>-81.3845623211055</text:p>
          </table:table-cell>
          <table:table-cell table:formula="of:=[.V7]-[.Q6]" office:value-type="float" office:value="-78.735305460925" calcext:value-type="float">
            <text:p>-78.73530546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8227395698571" calcext:value-type="float">
            <text:p>18.8227395698571</text:p>
          </table:table-cell>
          <table:table-cell office:value-type="float" office:value="17.8882142857143" calcext:value-type="float">
            <text:p>17.8882142857143</text:p>
          </table:table-cell>
          <table:table-cell table:formula="of:=([.B7]+[.C7])/2" office:value-type="float" office:value="18.3554769277857" calcext:value-type="float">
            <text:p>18.3554769277857</text:p>
          </table:table-cell>
          <table:table-cell office:value-type="float" office:value="19.6838229895" calcext:value-type="float">
            <text:p>19.6838229895</text:p>
          </table:table-cell>
          <table:table-cell table:formula="of:=[.B8]-[.B7]" office:value-type="float" office:value="97.9645326155639" calcext:value-type="float">
            <text:p>97.9645326155639</text:p>
          </table:table-cell>
          <table:table-cell table:formula="of:=[.C8]-[.C7]" office:value-type="float" office:value="97.7732142857147" calcext:value-type="float">
            <text:p>97.7732142857147</text:p>
          </table:table-cell>
          <table:table-cell table:formula="of:=[.D8]-[.D7]" office:value-type="float" office:value="97.8688734506393" calcext:value-type="float">
            <text:p>97.8688734506393</text:p>
          </table:table-cell>
          <table:table-cell table:formula="of:=[.E8]-[.E7]" office:value-type="float" office:value="98.4191298486" calcext:value-type="float">
            <text:p>98.4191298486</text:p>
          </table:table-cell>
          <table:table-cell table:formula="of:=[.F7]-[.$F$15]" office:value-type="float" office:value="-0.167304375668195" calcext:value-type="float">
            <text:p>-0.167304375668195</text:p>
          </table:table-cell>
          <table:table-cell table:formula="of:=[.G7]-[.$G$15]" office:value-type="float" office:value="0.0373440734992982" calcext:value-type="float">
            <text:p>0.037344073499298</text:p>
          </table:table-cell>
          <table:table-cell table:formula="of:=[.H7]-[.$H$15]" office:value-type="float" office:value="-0.0649801510843986" calcext:value-type="float">
            <text:p>-0.064980151084399</text:p>
          </table:table-cell>
          <table:table-cell table:formula="of:=[.I7]-[.$I$15]" office:value-type="float" office:value="0.000000931475000243154" calcext:value-type="float">
            <text:p>9.31475000243154E-07</text:p>
          </table:table-cell>
          <table:table-cell table:formula="of:=[.I7]+[.J7]" office:value-type="float" office:value="98.2518254729318" calcext:value-type="float">
            <text:p>98.2518254729318</text:p>
          </table:table-cell>
          <table:table-cell table:formula="of:=[.I7]+[.K7]" office:value-type="float" office:value="98.4564739220993" calcext:value-type="float">
            <text:p>98.4564739220993</text:p>
          </table:table-cell>
          <table:table-cell table:formula="of:=[.I7]+[.L7]" office:value-type="float" office:value="98.3541496975156" calcext:value-type="float">
            <text:p>98.354149697515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8]-[.N7]" office:value-type="float" office:value="18.2481538553213" calcext:value-type="float">
            <text:p>18.2481538553213</text:p>
          </table:table-cell>
          <table:table-cell table:formula="of:=[.T8]-[.O7]" office:value-type="float" office:value="16.5216950131451" calcext:value-type="float">
            <text:p>16.5216950131451</text:p>
          </table:table-cell>
          <table:table-cell table:formula="of:=[.U8]-[.P7]" office:value-type="float" office:value="17.3849244342331" calcext:value-type="float">
            <text:p>17.3849244342331</text:p>
          </table:table-cell>
          <table:table-cell table:formula="of:=[.V8]-[.Q7]" office:value-type="float" office:value="19.68382392155" calcext:value-type="float">
            <text:p>19.6838239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787272185421" calcext:value-type="float">
            <text:p>116.787272185421</text:p>
          </table:table-cell>
          <table:table-cell office:value-type="float" office:value="115.661428571429" calcext:value-type="float">
            <text:p>115.661428571429</text:p>
          </table:table-cell>
          <table:table-cell table:formula="of:=([.B8]+[.C8])/2" office:value-type="float" office:value="116.224350378425" calcext:value-type="float">
            <text:p>116.224350378425</text:p>
          </table:table-cell>
          <table:table-cell office:value-type="float" office:value="118.1029528381" calcext:value-type="float">
            <text:p>118.1029528381</text:p>
          </table:table-cell>
          <table:table-cell table:formula="of:=[.B9]-[.B8]" office:value-type="float" office:value="97.846938186793" calcext:value-type="float">
            <text:p>97.846938186793</text:p>
          </table:table-cell>
          <table:table-cell table:formula="of:=[.C9]-[.C8]" office:value-type="float" office:value="97.696428571428" calcext:value-type="float">
            <text:p>97.696428571428</text:p>
          </table:table-cell>
          <table:table-cell table:formula="of:=[.D9]-[.D8]" office:value-type="float" office:value="97.7716833791105" calcext:value-type="float">
            <text:p>97.7716833791105</text:p>
          </table:table-cell>
          <table:table-cell table:formula="of:=[.E9]-[.E8]" office:value-type="float" office:value="98.4191298484" calcext:value-type="float">
            <text:p>98.4191298484</text:p>
          </table:table-cell>
          <table:table-cell table:formula="of:=[.F8]-[.$F$15]" office:value-type="float" office:value="-0.284898804439109" calcext:value-type="float">
            <text:p>-0.284898804439109</text:p>
          </table:table-cell>
          <table:table-cell table:formula="of:=[.G8]-[.$G$15]" office:value-type="float" office:value="-0.0394416407874019" calcext:value-type="float">
            <text:p>-0.039441640787402</text:p>
          </table:table-cell>
          <table:table-cell table:formula="of:=[.H8]-[.$H$15]" office:value-type="float" office:value="-0.162170222613213" calcext:value-type="float">
            <text:p>-0.162170222613213</text:p>
          </table:table-cell>
          <table:table-cell table:formula="of:=[.I8]-[.$I$15]" office:value-type="float" office:value="0.000000931275010884747" calcext:value-type="float">
            <text:p>9.31275010884747E-07</text:p>
          </table:table-cell>
          <table:table-cell table:formula="of:=[.I8]+[.J8]" office:value-type="float" office:value="98.1342310439609" calcext:value-type="float">
            <text:p>98.1342310439609</text:p>
          </table:table-cell>
          <table:table-cell table:formula="of:=[.I8]+[.K8]" office:value-type="float" office:value="98.3796882076126" calcext:value-type="float">
            <text:p>98.3796882076126</text:p>
          </table:table-cell>
          <table:table-cell table:formula="of:=[.I8]+[.L8]" office:value-type="float" office:value="98.2569596257868" calcext:value-type="float">
            <text:p>98.256959625786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9]-[.N8]" office:value-type="float" office:value="116.499979328253" calcext:value-type="float">
            <text:p>116.499979328253</text:p>
          </table:table-cell>
          <table:table-cell table:formula="of:=[.T9]-[.O8]" office:value-type="float" office:value="114.978168935244" calcext:value-type="float">
            <text:p>114.978168935244</text:p>
          </table:table-cell>
          <table:table-cell table:formula="of:=[.U9]-[.P8]" office:value-type="float" office:value="115.739074131749" calcext:value-type="float">
            <text:p>115.739074131749</text:p>
          </table:table-cell>
          <table:table-cell table:formula="of:=[.V9]-[.Q8]" office:value-type="float" office:value="118.102953304025" calcext:value-type="float">
            <text:p>118.10295330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.634210372214" calcext:value-type="float">
            <text:p>214.634210372214</text:p>
          </table:table-cell>
          <table:table-cell office:value-type="float" office:value="213.357857142857" calcext:value-type="float">
            <text:p>213.357857142857</text:p>
          </table:table-cell>
          <table:table-cell table:formula="of:=([.B9]+[.C9])/2" office:value-type="float" office:value="213.996033757535" calcext:value-type="float">
            <text:p>213.996033757535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9]" office:value-type="float" office:value="214.634210372214" calcext:value-type="float">
            <text:p>214.634210372214</text:p>
          </table:table-cell>
          <table:table-cell table:formula="of:=[.C9]" office:value-type="float" office:value="213.357857142857" calcext:value-type="float">
            <text:p>213.357857142857</text:p>
          </table:table-cell>
          <table:table-cell table:formula="of:=[.D9]" office:value-type="float" office:value="213.996033757535" calcext:value-type="float">
            <text:p>213.996033757535</text:p>
          </table:table-cell>
          <table:table-cell table:formula="of:=[.E9]" office:value-type="float" office:value="216.5220826865" calcext:value-type="float">
            <text:p>216.522082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284823863286" calcext:value-type="float">
            <text:p>215.284823863286</text:p>
          </table:table-cell>
          <table:table-cell office:value-type="float" office:value="214.514285714286" calcext:value-type="float">
            <text:p>214.514285714286</text:p>
          </table:table-cell>
          <table:table-cell table:formula="of:=([.B10]+[.C10])/2" office:value-type="float" office:value="214.899554788786" calcext:value-type="float">
            <text:p>214.899554788786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10]" office:value-type="float" office:value="215.284823863286" calcext:value-type="float">
            <text:p>215.284823863286</text:p>
          </table:table-cell>
          <table:table-cell table:formula="of:=[.C10]" office:value-type="float" office:value="214.514285714286" calcext:value-type="float">
            <text:p>214.514285714286</text:p>
          </table:table-cell>
          <table:table-cell table:formula="of:=[.D10]" office:value-type="float" office:value="214.899554788786" calcext:value-type="float">
            <text:p>214.899554788786</text:p>
          </table:table-cell>
          <table:table-cell table:formula="of:=[.E10]" office:value-type="float" office:value="216.5220826865" calcext:value-type="float">
            <text:p>216.522082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947925039529" calcext:value-type="float">
            <text:p>116.947925039529</text:p>
          </table:table-cell>
          <table:table-cell office:value-type="float" office:value="116.994642857143" calcext:value-type="float">
            <text:p>116.994642857143</text:p>
          </table:table-cell>
          <table:table-cell table:formula="of:=([.B11]+[.C11])/2" office:value-type="float" office:value="116.971283948336" calcext:value-type="float">
            <text:p>116.971283948336</text:p>
          </table:table-cell>
          <table:table-cell office:value-type="float" office:value="118.1029528381" calcext:value-type="float">
            <text:p>118.1029528381</text:p>
          </table:table-cell>
          <table:table-cell table:formula="of:=[.B10]-[.B11]" office:value-type="float" office:value="98.336898823757" calcext:value-type="float">
            <text:p>98.336898823757</text:p>
          </table:table-cell>
          <table:table-cell table:formula="of:=[.C10]-[.C11]" office:value-type="float" office:value="97.519642857143" calcext:value-type="float">
            <text:p>97.519642857143</text:p>
          </table:table-cell>
          <table:table-cell table:formula="of:=[.D10]-[.D11]" office:value-type="float" office:value="97.92827084045" calcext:value-type="float">
            <text:p>97.92827084045</text:p>
          </table:table-cell>
          <table:table-cell table:formula="of:=[.E10]-[.E11]" office:value-type="float" office:value="98.4191298484" calcext:value-type="float">
            <text:p>98.4191298484</text:p>
          </table:table-cell>
          <table:table-cell table:formula="of:=[.F11]-[.$F$15]" office:value-type="float" office:value="0.205061832524891" calcext:value-type="float">
            <text:p>0.205061832524891</text:p>
          </table:table-cell>
          <table:table-cell table:formula="of:=[.G11]-[.$G$15]" office:value-type="float" office:value="-0.216227355072419" calcext:value-type="float">
            <text:p>-0.216227355072419</text:p>
          </table:table-cell>
          <table:table-cell table:formula="of:=[.H11]-[.$H$15]" office:value-type="float" office:value="-0.00558276127371471" calcext:value-type="float">
            <text:p>-0.005582761273715</text:p>
          </table:table-cell>
          <table:table-cell table:formula="of:=[.I11]-[.$I$15]" office:value-type="float" office:value="0.000000931275010884747" calcext:value-type="float">
            <text:p>9.31275010884747E-07</text:p>
          </table:table-cell>
          <table:table-cell table:formula="of:=[.I11]+[.J11]" office:value-type="float" office:value="98.6241916809249" calcext:value-type="float">
            <text:p>98.6241916809249</text:p>
          </table:table-cell>
          <table:table-cell table:formula="of:=[.I11]+[.K11]" office:value-type="float" office:value="98.2029024933276" calcext:value-type="float">
            <text:p>98.2029024933276</text:p>
          </table:table-cell>
          <table:table-cell table:formula="of:=[.I11]+[.L11]" office:value-type="float" office:value="98.4135470871263" calcext:value-type="float">
            <text:p>98.4135470871263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0]-[.N11]" office:value-type="float" office:value="116.660632182361" calcext:value-type="float">
            <text:p>116.660632182361</text:p>
          </table:table-cell>
          <table:table-cell table:formula="of:=[.T10]-[.O11]" office:value-type="float" office:value="116.311383220958" calcext:value-type="float">
            <text:p>116.311383220958</text:p>
          </table:table-cell>
          <table:table-cell table:formula="of:=[.U10]-[.P11]" office:value-type="float" office:value="116.48600770166" calcext:value-type="float">
            <text:p>116.48600770166</text:p>
          </table:table-cell>
          <table:table-cell table:formula="of:=[.V10]-[.Q11]" office:value-type="float" office:value="118.102953304025" calcext:value-type="float">
            <text:p>118.10295330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4188269573571" calcext:value-type="float">
            <text:p>18.4188269573571</text:p>
          </table:table-cell>
          <table:table-cell office:value-type="float" office:value="19.0557971014493" calcext:value-type="float">
            <text:p>19.0557971014493</text:p>
          </table:table-cell>
          <table:table-cell table:formula="of:=([.B12]+[.C12])/2" office:value-type="float" office:value="18.7373120294032" calcext:value-type="float">
            <text:p>18.7373120294032</text:p>
          </table:table-cell>
          <table:table-cell office:value-type="float" office:value="19.6838229895" calcext:value-type="float">
            <text:p>19.6838229895</text:p>
          </table:table-cell>
          <table:table-cell table:formula="of:=[.B11]-[.B12]" office:value-type="float" office:value="98.5290980821719" calcext:value-type="float">
            <text:p>98.5290980821719</text:p>
          </table:table-cell>
          <table:table-cell table:formula="of:=[.C11]-[.C12]" office:value-type="float" office:value="97.9388457556937" calcext:value-type="float">
            <text:p>97.9388457556937</text:p>
          </table:table-cell>
          <table:table-cell table:formula="of:=[.D11]-[.D12]" office:value-type="float" office:value="98.2339719189328" calcext:value-type="float">
            <text:p>98.2339719189328</text:p>
          </table:table-cell>
          <table:table-cell table:formula="of:=[.E11]-[.E12]" office:value-type="float" office:value="98.4191298486" calcext:value-type="float">
            <text:p>98.4191298486</text:p>
          </table:table-cell>
          <table:table-cell table:formula="of:=[.F12]-[.$F$15]" office:value-type="float" office:value="0.397261090939793" calcext:value-type="float">
            <text:p>0.397261090939793</text:p>
          </table:table-cell>
          <table:table-cell table:formula="of:=[.G12]-[.$G$15]" office:value-type="float" office:value="0.202975543478303" calcext:value-type="float">
            <text:p>0.202975543478303</text:p>
          </table:table-cell>
          <table:table-cell table:formula="of:=[.H12]-[.$H$15]" office:value-type="float" office:value="0.300118317209112" calcext:value-type="float">
            <text:p>0.300118317209112</text:p>
          </table:table-cell>
          <table:table-cell table:formula="of:=[.I12]-[.$I$15]" office:value-type="float" office:value="0.000000931475000243154" calcext:value-type="float">
            <text:p>9.31475000243154E-07</text:p>
          </table:table-cell>
          <table:table-cell table:formula="of:=[.I12]+[.J12]" office:value-type="float" office:value="98.8163909395398" calcext:value-type="float">
            <text:p>98.8163909395398</text:p>
          </table:table-cell>
          <table:table-cell table:formula="of:=[.I12]+[.K12]" office:value-type="float" office:value="98.6221053920783" calcext:value-type="float">
            <text:p>98.6221053920783</text:p>
          </table:table-cell>
          <table:table-cell table:formula="of:=[.I12]+[.L12]" office:value-type="float" office:value="98.7192481658091" calcext:value-type="float">
            <text:p>98.7192481658091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1]-[.N12]" office:value-type="float" office:value="17.8442412428213" calcext:value-type="float">
            <text:p>17.8442412428213</text:p>
          </table:table-cell>
          <table:table-cell table:formula="of:=[.T11]-[.O12]" office:value-type="float" office:value="17.6892778288801" calcext:value-type="float">
            <text:p>17.6892778288801</text:p>
          </table:table-cell>
          <table:table-cell table:formula="of:=[.U11]-[.P12]" office:value-type="float" office:value="17.7667595358506" calcext:value-type="float">
            <text:p>17.7667595358506</text:p>
          </table:table-cell>
          <table:table-cell table:formula="of:=[.V11]-[.Q12]" office:value-type="float" office:value="19.68382392155" calcext:value-type="float">
            <text:p>19.6838239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.7509109530964" calcext:value-type="float">
            <text:p>-79.7509109530964</text:p>
          </table:table-cell>
          <table:table-cell office:value-type="float" office:value="-78.8101449275362" calcext:value-type="float">
            <text:p>-78.8101449275362</text:p>
          </table:table-cell>
          <table:table-cell table:formula="of:=([.B13]+[.C13])/2" office:value-type="float" office:value="-79.2805279403163" calcext:value-type="float">
            <text:p>-79.2805279403163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12]-[.B13]" office:value-type="float" office:value="98.1697379104535" calcext:value-type="float">
            <text:p>98.1697379104535</text:p>
          </table:table-cell>
          <table:table-cell table:formula="of:=[.C12]-[.C13]" office:value-type="float" office:value="97.8659420289855" calcext:value-type="float">
            <text:p>97.8659420289855</text:p>
          </table:table-cell>
          <table:table-cell table:formula="of:=[.D12]-[.D13]" office:value-type="float" office:value="98.0178399697195" calcext:value-type="float">
            <text:p>98.0178399697195</text:p>
          </table:table-cell>
          <table:table-cell table:formula="of:=[.E12]-[.E13]" office:value-type="float" office:value="98.419126589025" calcext:value-type="float">
            <text:p>98.419126589025</text:p>
          </table:table-cell>
          <table:table-cell table:formula="of:=[.F13]-[.$F$15]" office:value-type="float" office:value="0.0379009192213857" calcext:value-type="float">
            <text:p>0.037900919221386</text:p>
          </table:table-cell>
          <table:table-cell table:formula="of:=[.G13]-[.$G$15]" office:value-type="float" office:value="0.130071816770098" calcext:value-type="float">
            <text:p>0.130071816770098</text:p>
          </table:table-cell>
          <table:table-cell table:formula="of:=[.H13]-[.$H$15]" office:value-type="float" office:value="0.0839863679957915" calcext:value-type="float">
            <text:p>0.083986367995792</text:p>
          </table:table-cell>
          <table:table-cell table:formula="of:=[.I13]-[.$I$15]" office:value-type="float" office:value="-0.00000232809999545225" calcext:value-type="float">
            <text:p>-2.32809999545225E-06</text:p>
          </table:table-cell>
          <table:table-cell table:formula="of:=[.I13]+[.J13]" office:value-type="float" office:value="98.4570275082464" calcext:value-type="float">
            <text:p>98.4570275082464</text:p>
          </table:table-cell>
          <table:table-cell table:formula="of:=[.I13]+[.K13]" office:value-type="float" office:value="98.5491984057951" calcext:value-type="float">
            <text:p>98.5491984057951</text:p>
          </table:table-cell>
          <table:table-cell table:formula="of:=[.I13]+[.L13]" office:value-type="float" office:value="98.5031129570208" calcext:value-type="float">
            <text:p>98.503112957020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2]-[.N13]" office:value-type="float" office:value="-80.6127862654251" calcext:value-type="float">
            <text:p>-80.6127862654251</text:p>
          </table:table-cell>
          <table:table-cell table:formula="of:=[.T12]-[.O13]" office:value-type="float" office:value="-80.859920576915" calcext:value-type="float">
            <text:p>-80.859920576915</text:p>
          </table:table-cell>
          <table:table-cell table:formula="of:=[.U12]-[.P13]" office:value-type="float" office:value="-80.7363534211702" calcext:value-type="float">
            <text:p>-80.7363534211702</text:p>
          </table:table-cell>
          <table:table-cell table:formula="of:=[.V12]-[.Q13]" office:value-type="float" office:value="-78.735305460925" calcext:value-type="float">
            <text:p>-78.73530546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7.899241582" calcext:value-type="float">
            <text:p>-177.899241582</text:p>
          </table:table-cell>
          <table:table-cell office:value-type="float" office:value="-177.03731884058" calcext:value-type="float">
            <text:p>-177.03731884058</text:p>
          </table:table-cell>
          <table:table-cell table:formula="of:=([.B14]+[.C14])/2" office:value-type="float" office:value="-177.46828021129" calcext:value-type="float">
            <text:p>-177.46828021129</text:p>
          </table:table-cell>
          <table:table-cell office:value-type="float" office:value="-177.154432982" calcext:value-type="float">
            <text:p>-177.154432982</text:p>
          </table:table-cell>
          <table:table-cell table:formula="of:=[.B13]-[.B14]" office:value-type="float" office:value="98.1483306289036" calcext:value-type="float">
            <text:p>98.1483306289036</text:p>
          </table:table-cell>
          <table:table-cell table:formula="of:=[.C13]-[.C14]" office:value-type="float" office:value="98.2271739130438" calcext:value-type="float">
            <text:p>98.2271739130438</text:p>
          </table:table-cell>
          <table:table-cell table:formula="of:=[.D13]-[.D14]" office:value-type="float" office:value="98.1877522709737" calcext:value-type="float">
            <text:p>98.1877522709737</text:p>
          </table:table-cell>
          <table:table-cell table:formula="of:=[.E13]-[.E14]" office:value-type="float" office:value="98.419129382475" calcext:value-type="float">
            <text:p>98.419129382475</text:p>
          </table:table-cell>
          <table:table-cell table:formula="of:=[.F14]-[.$F$15]" office:value-type="float" office:value="0.0164936376715019" calcext:value-type="float">
            <text:p>0.016493637671502</text:p>
          </table:table-cell>
          <table:table-cell table:formula="of:=[.G14]-[.$G$15]" office:value-type="float" office:value="0.491303700828411" calcext:value-type="float">
            <text:p>0.491303700828411</text:p>
          </table:table-cell>
          <table:table-cell table:formula="of:=[.H14]-[.$H$15]" office:value-type="float" office:value="0.253898669250006" calcext:value-type="float">
            <text:p>0.253898669250006</text:p>
          </table:table-cell>
          <table:table-cell table:formula="of:=[.I14]-[.$I$15]" office:value-type="float" office:value="0.000000465350012746058" calcext:value-type="float">
            <text:p>4.65350012746058E-07</text:p>
          </table:table-cell>
          <table:table-cell table:formula="of:=[.I14]+[.J14]" office:value-type="float" office:value="98.4356230201465" calcext:value-type="float">
            <text:p>98.4356230201465</text:p>
          </table:table-cell>
          <table:table-cell table:formula="of:=[.I14]+[.K14]" office:value-type="float" office:value="98.9104330833034" calcext:value-type="float">
            <text:p>98.9104330833034</text:p>
          </table:table-cell>
          <table:table-cell table:formula="of:=[.I14]+[.L14]" office:value-type="float" office:value="98.673028051725" calcext:value-type="float">
            <text:p>98.673028051725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3]-[.N14]" office:value-type="float" office:value="-179.048409285572" calcext:value-type="float">
            <text:p>-179.048409285572</text:p>
          </table:table-cell>
          <table:table-cell table:formula="of:=[.T13]-[.O14]" office:value-type="float" office:value="-179.770353660218" calcext:value-type="float">
            <text:p>-179.770353660218</text:p>
          </table:table-cell>
          <table:table-cell table:formula="of:=[.U13]-[.P14]" office:value-type="float" office:value="-179.409381472895" calcext:value-type="float">
            <text:p>-179.409381472895</text:p>
          </table:table-cell>
          <table:table-cell table:formula="of:=[.V13]-[.Q14]" office:value-type="float" office:value="-177.1544348434" calcext:value-type="float">
            <text:p>-177.154434843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tepsize</text:p>
          </table:table-cell>
          <table:table-cell table:number-columns-repeated="4"/>
          <table:table-cell table:style-name="ce8" table:formula="of:=(AVERAGE([.F5:.F8])+AVERAGE([.F11:.F14]))/2" office:value-type="float" office:value="98.1318369912321" calcext:value-type="float">
            <text:p>98.1318369912321</text:p>
          </table:table-cell>
          <table:table-cell table:style-name="ce8" table:formula="of:=(AVERAGE([.G5:.G8])+AVERAGE([.G11:.G14]))/2" office:value-type="float" office:value="97.7358702122154" calcext:value-type="float">
            <text:p>97.7358702122154</text:p>
          </table:table-cell>
          <table:table-cell table:style-name="ce8" table:formula="of:=(AVERAGE([.H5:.H8])+AVERAGE([.H11:.H14]))/2" office:value-type="float" office:value="97.9338536017237" calcext:value-type="float">
            <text:p>97.9338536017237</text:p>
          </table:table-cell>
          <table:table-cell table:style-name="ce8" table:formula="of:=(AVERAGE([.I5:.I8])+AVERAGE([.I11:.I14]))/2" office:value-type="float" office:value="98.419128917125" calcext:value-type="float">
            <text:p>98.41912891712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173.057013803429" calcext:value-type="float">
            <text:p>-173.057013803429</text:p>
          </table:table-cell>
          <table:table-cell office:value-type="float" office:value="-174.273913043479" calcext:value-type="float">
            <text:p>-174.273913043479</text:p>
          </table:table-cell>
          <table:table-cell table:formula="of:=([.B18]+[.C18])/2" office:value-type="float" office:value="-173.665463423454" calcext:value-type="float">
            <text:p>-173.665463423454</text:p>
          </table:table-cell>
          <table:table-cell office:value-type="float" office:value="-177.154432982" calcext:value-type="float">
            <text:p>-177.154432982</text:p>
          </table:table-cell>
          <table:table-cell table:formula="of:=[.B19]-[.B18]" office:value-type="float" office:value="96.7014960431897" calcext:value-type="float">
            <text:p>96.7014960431897</text:p>
          </table:table-cell>
          <table:table-cell table:formula="of:=[.C19]-[.C18]" office:value-type="float" office:value="97.3460144927544" calcext:value-type="float">
            <text:p>97.3460144927544</text:p>
          </table:table-cell>
          <table:table-cell table:formula="of:=[.D19]-[.D18]" office:value-type="float" office:value="97.0237552679721" calcext:value-type="float">
            <text:p>97.0237552679721</text:p>
          </table:table-cell>
          <table:table-cell table:formula="of:=[.E19]-[.E18]" office:value-type="float" office:value="98.419129382475" calcext:value-type="float">
            <text:p>98.419129382475</text:p>
          </table:table-cell>
          <table:table-cell table:formula="of:=[.F18]-[.$F$28]" office:value-type="float" office:value="-1.00881884871211" calcext:value-type="float">
            <text:p>-1.00881884871211</text:p>
          </table:table-cell>
          <table:table-cell table:formula="of:=[.G18]-[.$G$28]" office:value-type="float" office:value="-0.533883928570688" calcext:value-type="float">
            <text:p>-0.533883928570688</text:p>
          </table:table-cell>
          <table:table-cell table:formula="of:=[.H18]-[.$H$28]" office:value-type="float" office:value="-0.771351388641435" calcext:value-type="float">
            <text:p>-0.771351388641435</text:p>
          </table:table-cell>
          <table:table-cell table:formula="of:=[.I18]-[.$I$28]" office:value-type="float" office:value="0.000000465350012746058" calcext:value-type="float">
            <text:p>4.65350012746058E-07</text:p>
          </table:table-cell>
          <table:table-cell table:formula="of:=[.I18]+[.J18]" office:value-type="float" office:value="97.4103105337629" calcext:value-type="float">
            <text:p>97.4103105337629</text:p>
          </table:table-cell>
          <table:table-cell table:formula="of:=[.I18]+[.K18]" office:value-type="float" office:value="97.8852454539043" calcext:value-type="float">
            <text:p>97.8852454539043</text:p>
          </table:table-cell>
          <table:table-cell table:formula="of:=[.I18]+[.L18]" office:value-type="float" office:value="97.6477779938336" calcext:value-type="float">
            <text:p>97.647777993833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9]-[.N18]" office:value-type="float" office:value="-175.892269904322" calcext:value-type="float">
            <text:p>-175.892269904322</text:p>
          </table:table-cell>
          <table:table-cell table:formula="of:=[.T19]-[.O18]" office:value-type="float" office:value="-176.430835026679" calcext:value-type="float">
            <text:p>-176.430835026679</text:p>
          </table:table-cell>
          <table:table-cell table:formula="of:=[.U19]-[.P18]" office:value-type="float" office:value="-176.1615524655" calcext:value-type="float">
            <text:p>-176.1615524655</text:p>
          </table:table-cell>
          <table:table-cell table:formula="of:=[.V19]-[.Q18]" office:value-type="float" office:value="-177.1544348434" calcext:value-type="float">
            <text:p>-177.1544348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6.3555177602393" calcext:value-type="float">
            <text:p>-76.3555177602393</text:p>
          </table:table-cell>
          <table:table-cell office:value-type="float" office:value="-76.9278985507246" calcext:value-type="float">
            <text:p>-76.9278985507246</text:p>
          </table:table-cell>
          <table:table-cell table:formula="of:=([.B19]+[.C19])/2" office:value-type="float" office:value="-76.641708155482" calcext:value-type="float">
            <text:p>-76.641708155482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20]-[.B19]" office:value-type="float" office:value="97.776802675275" calcext:value-type="float">
            <text:p>97.776802675275</text:p>
          </table:table-cell>
          <table:table-cell table:formula="of:=[.C20]-[.C19]" office:value-type="float" office:value="97.999957374254" calcext:value-type="float">
            <text:p>97.999957374254</text:p>
          </table:table-cell>
          <table:table-cell table:formula="of:=[.D20]-[.D19]" office:value-type="float" office:value="97.8883800247645" calcext:value-type="float">
            <text:p>97.8883800247645</text:p>
          </table:table-cell>
          <table:table-cell table:formula="of:=[.E20]-[.E19]" office:value-type="float" office:value="98.419126589025" calcext:value-type="float">
            <text:p>98.419126589025</text:p>
          </table:table-cell>
          <table:table-cell table:formula="of:=[.F19]-[.$F$28]" office:value-type="float" office:value="0.0664877833731907" calcext:value-type="float">
            <text:p>0.066487783373191</text:p>
          </table:table-cell>
          <table:table-cell table:formula="of:=[.G19]-[.$G$28]" office:value-type="float" office:value="0.120058952928915" calcext:value-type="float">
            <text:p>0.120058952928915</text:p>
          </table:table-cell>
          <table:table-cell table:formula="of:=[.H19]-[.$H$28]" office:value-type="float" office:value="0.093273368151003" calcext:value-type="float">
            <text:p>0.093273368151003</text:p>
          </table:table-cell>
          <table:table-cell table:formula="of:=[.I19]-[.$I$28]" office:value-type="float" office:value="-0.00000232809999545225" calcext:value-type="float">
            <text:p>-2.32809999545225E-06</text:p>
          </table:table-cell>
          <table:table-cell table:formula="of:=[.I19]+[.J19]" office:value-type="float" office:value="98.4856143723982" calcext:value-type="float">
            <text:p>98.4856143723982</text:p>
          </table:table-cell>
          <table:table-cell table:formula="of:=[.I19]+[.K19]" office:value-type="float" office:value="98.5391855419539" calcext:value-type="float">
            <text:p>98.5391855419539</text:p>
          </table:table-cell>
          <table:table-cell table:formula="of:=[.I19]+[.L19]" office:value-type="float" office:value="98.512399957176" calcext:value-type="float">
            <text:p>98.51239995717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0]-[.N19]" office:value-type="float" office:value="-78.4819593705589" calcext:value-type="float">
            <text:p>-78.4819593705589</text:p>
          </table:table-cell>
          <table:table-cell table:formula="of:=[.T20]-[.O19]" office:value-type="float" office:value="-78.5455895727743" calcext:value-type="float">
            <text:p>-78.5455895727743</text:p>
          </table:table-cell>
          <table:table-cell table:formula="of:=[.U20]-[.P19]" office:value-type="float" office:value="-78.5137744716665" calcext:value-type="float">
            <text:p>-78.5137744716665</text:p>
          </table:table-cell>
          <table:table-cell table:formula="of:=[.V20]-[.Q19]" office:value-type="float" office:value="-78.735305460925" calcext:value-type="float">
            <text:p>-78.73530546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212849150357" calcext:value-type="float">
            <text:p>21.4212849150357</text:p>
          </table:table-cell>
          <table:table-cell office:value-type="float" office:value="21.0720588235294" calcext:value-type="float">
            <text:p>21.0720588235294</text:p>
          </table:table-cell>
          <table:table-cell table:formula="of:=([.B20]+[.C20])/2" office:value-type="float" office:value="21.2466718692826" calcext:value-type="float">
            <text:p>21.2466718692826</text:p>
          </table:table-cell>
          <table:table-cell office:value-type="float" office:value="19.6838229895" calcext:value-type="float">
            <text:p>19.6838229895</text:p>
          </table:table-cell>
          <table:table-cell table:formula="of:=[.B21]-[.B20]" office:value-type="float" office:value="97.7205842177073" calcext:value-type="float">
            <text:p>97.7205842177073</text:p>
          </table:table-cell>
          <table:table-cell table:formula="of:=[.C21]-[.C20]" office:value-type="float" office:value="98.2457983193276" calcext:value-type="float">
            <text:p>98.2457983193276</text:p>
          </table:table-cell>
          <table:table-cell table:formula="of:=[.D21]-[.D20]" office:value-type="float" office:value="97.9831912685174" calcext:value-type="float">
            <text:p>97.9831912685174</text:p>
          </table:table-cell>
          <table:table-cell table:formula="of:=[.E21]-[.E20]" office:value-type="float" office:value="98.4191298486" calcext:value-type="float">
            <text:p>98.4191298486</text:p>
          </table:table-cell>
          <table:table-cell table:formula="of:=[.F20]-[.$F$28]" office:value-type="float" office:value="0.0102693258054956" calcext:value-type="float">
            <text:p>0.010269325805496</text:p>
          </table:table-cell>
          <table:table-cell table:formula="of:=[.G20]-[.$G$28]" office:value-type="float" office:value="0.365899898002496" calcext:value-type="float">
            <text:p>0.365899898002496</text:p>
          </table:table-cell>
          <table:table-cell table:formula="of:=[.H20]-[.$H$28]" office:value-type="float" office:value="0.188084611903946" calcext:value-type="float">
            <text:p>0.188084611903946</text:p>
          </table:table-cell>
          <table:table-cell table:formula="of:=[.I20]-[.$I$28]" office:value-type="float" office:value="0.000000931475000243154" calcext:value-type="float">
            <text:p>9.31475000243154E-07</text:p>
          </table:table-cell>
          <table:table-cell table:formula="of:=[.I20]+[.J20]" office:value-type="float" office:value="98.4293991744055" calcext:value-type="float">
            <text:p>98.4293991744055</text:p>
          </table:table-cell>
          <table:table-cell table:formula="of:=[.I20]+[.K20]" office:value-type="float" office:value="98.7850297466025" calcext:value-type="float">
            <text:p>98.7850297466025</text:p>
          </table:table-cell>
          <table:table-cell table:formula="of:=[.I20]+[.L20]" office:value-type="float" office:value="98.607214460504" calcext:value-type="float">
            <text:p>98.607214460504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1]-[.N20]" office:value-type="float" office:value="20.0036550018393" calcext:value-type="float">
            <text:p>20.0036550018393</text:p>
          </table:table-cell>
          <table:table-cell table:formula="of:=[.T21]-[.O20]" office:value-type="float" office:value="19.9935959691796" calcext:value-type="float">
            <text:p>19.9935959691796</text:p>
          </table:table-cell>
          <table:table-cell table:formula="of:=[.U21]-[.P20]" office:value-type="float" office:value="19.9986254855095" calcext:value-type="float">
            <text:p>19.9986254855095</text:p>
          </table:table-cell>
          <table:table-cell table:formula="of:=[.V21]-[.Q20]" office:value-type="float" office:value="19.68382392155" calcext:value-type="float">
            <text:p>19.6838239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.141869132743" calcext:value-type="float">
            <text:p>119.141869132743</text:p>
          </table:table-cell>
          <table:table-cell office:value-type="float" office:value="119.317857142857" calcext:value-type="float">
            <text:p>119.317857142857</text:p>
          </table:table-cell>
          <table:table-cell table:formula="of:=([.B21]+[.C21])/2" office:value-type="float" office:value="119.2298631378" calcext:value-type="float">
            <text:p>119.2298631378</text:p>
          </table:table-cell>
          <table:table-cell office:value-type="float" office:value="118.1029528381" calcext:value-type="float">
            <text:p>118.1029528381</text:p>
          </table:table-cell>
          <table:table-cell table:formula="of:=[.B22]-[.B21]" office:value-type="float" office:value="98.128797303757" calcext:value-type="float">
            <text:p>98.128797303757</text:p>
          </table:table-cell>
          <table:table-cell table:formula="of:=[.C22]-[.C21]" office:value-type="float" office:value="97.778214285714" calcext:value-type="float">
            <text:p>97.778214285714</text:p>
          </table:table-cell>
          <table:table-cell table:formula="of:=[.D22]-[.D21]" office:value-type="float" office:value="97.9535057947355" calcext:value-type="float">
            <text:p>97.9535057947355</text:p>
          </table:table-cell>
          <table:table-cell table:formula="of:=[.E22]-[.E21]" office:value-type="float" office:value="98.4191298484" calcext:value-type="float">
            <text:p>98.4191298484</text:p>
          </table:table-cell>
          <table:table-cell table:formula="of:=[.F21]-[.$F$28]" office:value-type="float" office:value="0.418482411855194" calcext:value-type="float">
            <text:p>0.418482411855194</text:p>
          </table:table-cell>
          <table:table-cell table:formula="of:=[.G21]-[.$G$28]" office:value-type="float" office:value="-0.10168413561108" calcext:value-type="float">
            <text:p>-0.10168413561108</text:p>
          </table:table-cell>
          <table:table-cell table:formula="of:=[.H21]-[.$H$28]" office:value-type="float" office:value="0.158399138122007" calcext:value-type="float">
            <text:p>0.158399138122007</text:p>
          </table:table-cell>
          <table:table-cell table:formula="of:=[.I21]-[.$I$28]" office:value-type="float" office:value="0.000000931275010884747" calcext:value-type="float">
            <text:p>9.31275010884747E-07</text:p>
          </table:table-cell>
          <table:table-cell table:formula="of:=[.I21]+[.J21]" office:value-type="float" office:value="98.8376122602552" calcext:value-type="float">
            <text:p>98.8376122602552</text:p>
          </table:table-cell>
          <table:table-cell table:formula="of:=[.I21]+[.K21]" office:value-type="float" office:value="98.3174457127889" calcext:value-type="float">
            <text:p>98.3174457127889</text:p>
          </table:table-cell>
          <table:table-cell table:formula="of:=[.I21]+[.L21]" office:value-type="float" office:value="98.577528986522" calcext:value-type="float">
            <text:p>98.577528986522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2]-[.N21]" office:value-type="float" office:value="118.433054176245" calcext:value-type="float">
            <text:p>118.433054176245</text:p>
          </table:table-cell>
          <table:table-cell table:formula="of:=[.T22]-[.O21]" office:value-type="float" office:value="118.778625715782" calcext:value-type="float">
            <text:p>118.778625715782</text:p>
          </table:table-cell>
          <table:table-cell table:formula="of:=[.U22]-[.P21]" office:value-type="float" office:value="118.605839946013" calcext:value-type="float">
            <text:p>118.605839946013</text:p>
          </table:table-cell>
          <table:table-cell table:formula="of:=[.V22]-[.Q21]" office:value-type="float" office:value="118.102953304025" calcext:value-type="float">
            <text:p>118.10295330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.2706664365" calcext:value-type="float">
            <text:p>217.2706664365</text:p>
          </table:table-cell>
          <table:table-cell office:value-type="float" office:value="217.096071428571" calcext:value-type="float">
            <text:p>217.096071428571</text:p>
          </table:table-cell>
          <table:table-cell table:formula="of:=([.B22]+[.C22])/2" office:value-type="float" office:value="217.183368932535" calcext:value-type="float">
            <text:p>217.183368932535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22]" office:value-type="float" office:value="217.2706664365" calcext:value-type="float">
            <text:p>217.2706664365</text:p>
          </table:table-cell>
          <table:table-cell table:formula="of:=[.C22]" office:value-type="float" office:value="217.096071428571" calcext:value-type="float">
            <text:p>217.096071428571</text:p>
          </table:table-cell>
          <table:table-cell table:formula="of:=[.D22]" office:value-type="float" office:value="217.183368932535" calcext:value-type="float">
            <text:p>217.183368932535</text:p>
          </table:table-cell>
          <table:table-cell table:formula="of:=[.E22]" office:value-type="float" office:value="216.5220826865" calcext:value-type="float">
            <text:p>216.522082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.149433984714" calcext:value-type="float">
            <text:p>217.149433984714</text:p>
          </table:table-cell>
          <table:table-cell office:value-type="float" office:value="216.468478260869" calcext:value-type="float">
            <text:p>216.468478260869</text:p>
          </table:table-cell>
          <table:table-cell table:formula="of:=([.B23]+[.C23])/2" office:value-type="float" office:value="216.808956122791" calcext:value-type="float">
            <text:p>216.808956122791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23]" office:value-type="float" office:value="217.149433984714" calcext:value-type="float">
            <text:p>217.149433984714</text:p>
          </table:table-cell>
          <table:table-cell table:formula="of:=[.C23]" office:value-type="float" office:value="216.468478260869" calcext:value-type="float">
            <text:p>216.468478260869</text:p>
          </table:table-cell>
          <table:table-cell table:formula="of:=[.D23]" office:value-type="float" office:value="216.808956122791" calcext:value-type="float">
            <text:p>216.808956122791</text:p>
          </table:table-cell>
          <table:table-cell table:formula="of:=[.E23]" office:value-type="float" office:value="216.5220826865" calcext:value-type="float">
            <text:p>216.522082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.419071529171" calcext:value-type="float">
            <text:p>119.419071529171</text:p>
          </table:table-cell>
          <table:table-cell office:value-type="float" office:value="118.59384057971" calcext:value-type="float">
            <text:p>118.59384057971</text:p>
          </table:table-cell>
          <table:table-cell table:formula="of:=([.B24]+[.C24])/2" office:value-type="float" office:value="119.006456054441" calcext:value-type="float">
            <text:p>119.006456054441</text:p>
          </table:table-cell>
          <table:table-cell office:value-type="float" office:value="118.1029528381" calcext:value-type="float">
            <text:p>118.1029528381</text:p>
          </table:table-cell>
          <table:table-cell table:formula="of:=[.B23]-[.B24]" office:value-type="float" office:value="97.730362455543" calcext:value-type="float">
            <text:p>97.730362455543</text:p>
          </table:table-cell>
          <table:table-cell table:formula="of:=[.C23]-[.C24]" office:value-type="float" office:value="97.874637681159" calcext:value-type="float">
            <text:p>97.874637681159</text:p>
          </table:table-cell>
          <table:table-cell table:formula="of:=[.D23]-[.D24]" office:value-type="float" office:value="97.802500068351" calcext:value-type="float">
            <text:p>97.802500068351</text:p>
          </table:table-cell>
          <table:table-cell table:formula="of:=[.E23]-[.E24]" office:value-type="float" office:value="98.4191298484" calcext:value-type="float">
            <text:p>98.4191298484</text:p>
          </table:table-cell>
          <table:table-cell table:formula="of:=[.F24]-[.$F$28]" office:value-type="float" office:value="0.0200475636411852" calcext:value-type="float">
            <text:p>0.020047563641185</text:p>
          </table:table-cell>
          <table:table-cell table:formula="of:=[.G24]-[.$G$28]" office:value-type="float" office:value="-0.00526074016609357" calcext:value-type="float">
            <text:p>-0.005260740166094</text:p>
          </table:table-cell>
          <table:table-cell table:formula="of:=[.H24]-[.$H$28]" office:value-type="float" office:value="0.00739341173749608" calcext:value-type="float">
            <text:p>0.007393411737496</text:p>
          </table:table-cell>
          <table:table-cell table:formula="of:=[.I24]-[.$I$28]" office:value-type="float" office:value="0.000000931275010884747" calcext:value-type="float">
            <text:p>9.31275010884747E-07</text:p>
          </table:table-cell>
          <table:table-cell table:formula="of:=[.I24]+[.J24]" office:value-type="float" office:value="98.4391774120412" calcext:value-type="float">
            <text:p>98.4391774120412</text:p>
          </table:table-cell>
          <table:table-cell table:formula="of:=[.I24]+[.K24]" office:value-type="float" office:value="98.4138691082339" calcext:value-type="float">
            <text:p>98.4138691082339</text:p>
          </table:table-cell>
          <table:table-cell table:formula="of:=[.I24]+[.L24]" office:value-type="float" office:value="98.4265232601375" calcext:value-type="float">
            <text:p>98.4265232601375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3]-[.N24]" office:value-type="float" office:value="118.710256572673" calcext:value-type="float">
            <text:p>118.710256572673</text:p>
          </table:table-cell>
          <table:table-cell table:formula="of:=[.T23]-[.O24]" office:value-type="float" office:value="118.054609152635" calcext:value-type="float">
            <text:p>118.054609152635</text:p>
          </table:table-cell>
          <table:table-cell table:formula="of:=[.U23]-[.P24]" office:value-type="float" office:value="118.382432862654" calcext:value-type="float">
            <text:p>118.382432862654</text:p>
          </table:table-cell>
          <table:table-cell table:formula="of:=[.V23]-[.Q24]" office:value-type="float" office:value="118.102953304025" calcext:value-type="float">
            <text:p>118.10295330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028377752143" calcext:value-type="float">
            <text:p>21.5028377752143</text:p>
          </table:table-cell>
          <table:table-cell office:value-type="float" office:value="20.4242957746479" calcext:value-type="float">
            <text:p>20.4242957746479</text:p>
          </table:table-cell>
          <table:table-cell table:formula="of:=([.B25]+[.C25])/2" office:value-type="float" office:value="20.9635667749311" calcext:value-type="float">
            <text:p>20.9635667749311</text:p>
          </table:table-cell>
          <table:table-cell office:value-type="float" office:value="19.6838229895" calcext:value-type="float">
            <text:p>19.6838229895</text:p>
          </table:table-cell>
          <table:table-cell table:formula="of:=[.B24]-[.B25]" office:value-type="float" office:value="97.9162337539567" calcext:value-type="float">
            <text:p>97.9162337539567</text:p>
          </table:table-cell>
          <table:table-cell table:formula="of:=[.C24]-[.C25]" office:value-type="float" office:value="98.1695448050621" calcext:value-type="float">
            <text:p>98.1695448050621</text:p>
          </table:table-cell>
          <table:table-cell table:formula="of:=[.D24]-[.D25]" office:value-type="float" office:value="98.0428892795094" calcext:value-type="float">
            <text:p>98.0428892795094</text:p>
          </table:table-cell>
          <table:table-cell table:formula="of:=[.E24]-[.E25]" office:value-type="float" office:value="98.4191298486" calcext:value-type="float">
            <text:p>98.4191298486</text:p>
          </table:table-cell>
          <table:table-cell table:formula="of:=[.F25]-[.$F$28]" office:value-type="float" office:value="0.205918862054901" calcext:value-type="float">
            <text:p>0.205918862054901</text:p>
          </table:table-cell>
          <table:table-cell table:formula="of:=[.G25]-[.$G$28]" office:value-type="float" office:value="0.289646383737008" calcext:value-type="float">
            <text:p>0.289646383737008</text:p>
          </table:table-cell>
          <table:table-cell table:formula="of:=[.H25]-[.$H$28]" office:value-type="float" office:value="0.247782622895912" calcext:value-type="float">
            <text:p>0.247782622895912</text:p>
          </table:table-cell>
          <table:table-cell table:formula="of:=[.I25]-[.$I$28]" office:value-type="float" office:value="0.000000931475000243154" calcext:value-type="float">
            <text:p>9.31475000243154E-07</text:p>
          </table:table-cell>
          <table:table-cell table:formula="of:=[.I25]+[.J25]" office:value-type="float" office:value="98.6250487106549" calcext:value-type="float">
            <text:p>98.6250487106549</text:p>
          </table:table-cell>
          <table:table-cell table:formula="of:=[.I25]+[.K25]" office:value-type="float" office:value="98.708776232337" calcext:value-type="float">
            <text:p>98.708776232337</text:p>
          </table:table-cell>
          <table:table-cell table:formula="of:=[.I25]+[.L25]" office:value-type="float" office:value="98.6669124714959" calcext:value-type="float">
            <text:p>98.6669124714959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4]-[.N25]" office:value-type="float" office:value="20.0852078620179" calcext:value-type="float">
            <text:p>20.0852078620179</text:p>
          </table:table-cell>
          <table:table-cell table:formula="of:=[.T24]-[.O25]" office:value-type="float" office:value="19.3458329202981" calcext:value-type="float">
            <text:p>19.3458329202981</text:p>
          </table:table-cell>
          <table:table-cell table:formula="of:=[.U24]-[.P25]" office:value-type="float" office:value="19.7155203911581" calcext:value-type="float">
            <text:p>19.7155203911581</text:p>
          </table:table-cell>
          <table:table-cell table:formula="of:=[.V24]-[.Q25]" office:value-type="float" office:value="19.68382392155" calcext:value-type="float">
            <text:p>19.6838239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6.4517333316679" calcext:value-type="float">
            <text:p>-76.4517333316679</text:p>
          </table:table-cell>
          <table:table-cell office:value-type="float" office:value="-77.6521428571428" calcext:value-type="float">
            <text:p>-77.6521428571428</text:p>
          </table:table-cell>
          <table:table-cell table:formula="of:=([.B26]+[.C26])/2" office:value-type="float" office:value="-77.0519380944054" calcext:value-type="float">
            <text:p>-77.0519380944054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25]-[.B26]" office:value-type="float" office:value="97.9545711068822" calcext:value-type="float">
            <text:p>97.9545711068822</text:p>
          </table:table-cell>
          <table:table-cell table:formula="of:=[.C25]-[.C26]" office:value-type="float" office:value="98.0764386317907" calcext:value-type="float">
            <text:p>98.0764386317907</text:p>
          </table:table-cell>
          <table:table-cell table:formula="of:=[.D25]-[.D26]" office:value-type="float" office:value="98.0155048693365" calcext:value-type="float">
            <text:p>98.0155048693365</text:p>
          </table:table-cell>
          <table:table-cell table:formula="of:=[.E25]-[.E26]" office:value-type="float" office:value="98.419126589025" calcext:value-type="float">
            <text:p>98.419126589025</text:p>
          </table:table-cell>
          <table:table-cell table:formula="of:=[.F26]-[.$F$28]" office:value-type="float" office:value="0.244256214980396" calcext:value-type="float">
            <text:p>0.244256214980396</text:p>
          </table:table-cell>
          <table:table-cell table:formula="of:=[.G26]-[.$G$28]" office:value-type="float" office:value="0.196540210465614" calcext:value-type="float">
            <text:p>0.196540210465614</text:p>
          </table:table-cell>
          <table:table-cell table:formula="of:=[.H26]-[.$H$28]" office:value-type="float" office:value="0.220398212722955" calcext:value-type="float">
            <text:p>0.220398212722955</text:p>
          </table:table-cell>
          <table:table-cell table:formula="of:=[.I26]-[.$I$28]" office:value-type="float" office:value="-0.00000232809999545225" calcext:value-type="float">
            <text:p>-2.32809999545225E-06</text:p>
          </table:table-cell>
          <table:table-cell table:formula="of:=[.I26]+[.J26]" office:value-type="float" office:value="98.6633828040054" calcext:value-type="float">
            <text:p>98.6633828040054</text:p>
          </table:table-cell>
          <table:table-cell table:formula="of:=[.I26]+[.K26]" office:value-type="float" office:value="98.6156667994906" calcext:value-type="float">
            <text:p>98.6156667994906</text:p>
          </table:table-cell>
          <table:table-cell table:formula="of:=[.I26]+[.L26]" office:value-type="float" office:value="98.639524801748" calcext:value-type="float">
            <text:p>98.63952480174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5]-[.N26]" office:value-type="float" office:value="-78.5781749419875" calcext:value-type="float">
            <text:p>-78.5781749419875</text:p>
          </table:table-cell>
          <table:table-cell table:formula="of:=[.T25]-[.O26]" office:value-type="float" office:value="-79.2698338791925" calcext:value-type="float">
            <text:p>-79.2698338791925</text:p>
          </table:table-cell>
          <table:table-cell table:formula="of:=[.U25]-[.P26]" office:value-type="float" office:value="-78.9240044105899" calcext:value-type="float">
            <text:p>-78.9240044105899</text:p>
          </table:table-cell>
          <table:table-cell table:formula="of:=[.V25]-[.Q26]" office:value-type="float" office:value="-78.735305460925" calcext:value-type="float">
            <text:p>-78.73530546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4.205404910571" calcext:value-type="float">
            <text:p>-174.205404910571</text:p>
          </table:table-cell>
          <table:table-cell office:value-type="float" office:value="-175.200724637682" calcext:value-type="float">
            <text:p>-175.200724637682</text:p>
          </table:table-cell>
          <table:table-cell table:formula="of:=([.B27]+[.C27])/2" office:value-type="float" office:value="-174.703064774127" calcext:value-type="float">
            <text:p>-174.703064774127</text:p>
          </table:table-cell>
          <table:table-cell office:value-type="float" office:value="-177.154432982" calcext:value-type="float">
            <text:p>-177.154432982</text:p>
          </table:table-cell>
          <table:table-cell table:formula="of:=[.B26]-[.B27]" office:value-type="float" office:value="97.7536715789031" calcext:value-type="float">
            <text:p>97.7536715789031</text:p>
          </table:table-cell>
          <table:table-cell table:formula="of:=[.C26]-[.C27]" office:value-type="float" office:value="97.5485817805392" calcext:value-type="float">
            <text:p>97.5485817805392</text:p>
          </table:table-cell>
          <table:table-cell table:formula="of:=[.D26]-[.D27]" office:value-type="float" office:value="97.6511266797211" calcext:value-type="float">
            <text:p>97.6511266797211</text:p>
          </table:table-cell>
          <table:table-cell table:formula="of:=[.E26]-[.E27]" office:value-type="float" office:value="98.419129382475" calcext:value-type="float">
            <text:p>98.419129382475</text:p>
          </table:table-cell>
          <table:table-cell table:formula="of:=[.F27]-[.$F$28]" office:value-type="float" office:value="0.0433566870012925" calcext:value-type="float">
            <text:p>0.043356687001293</text:p>
          </table:table-cell>
          <table:table-cell table:formula="of:=[.G27]-[.$G$28]" office:value-type="float" office:value="-0.331316640785914" calcext:value-type="float">
            <text:p>-0.331316640785914</text:p>
          </table:table-cell>
          <table:table-cell table:formula="of:=[.H27]-[.$H$28]" office:value-type="float" office:value="-0.143979976892368" calcext:value-type="float">
            <text:p>-0.143979976892368</text:p>
          </table:table-cell>
          <table:table-cell table:formula="of:=[.I27]-[.$I$28]" office:value-type="float" office:value="0.000000465350012746058" calcext:value-type="float">
            <text:p>4.65350012746058E-07</text:p>
          </table:table-cell>
          <table:table-cell table:formula="of:=[.I27]+[.J27]" office:value-type="float" office:value="98.4624860694763" calcext:value-type="float">
            <text:p>98.4624860694763</text:p>
          </table:table-cell>
          <table:table-cell table:formula="of:=[.I27]+[.K27]" office:value-type="float" office:value="98.0878127416891" calcext:value-type="float">
            <text:p>98.0878127416891</text:p>
          </table:table-cell>
          <table:table-cell table:formula="of:=[.I27]+[.L27]" office:value-type="float" office:value="98.2751494055826" calcext:value-type="float">
            <text:p>98.275149405582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26]-[.N27]" office:value-type="float" office:value="-177.040661011464" calcext:value-type="float">
            <text:p>-177.040661011464</text:p>
          </table:table-cell>
          <table:table-cell table:formula="of:=[.T26]-[.O27]" office:value-type="float" office:value="-177.357646620882" calcext:value-type="float">
            <text:p>-177.357646620882</text:p>
          </table:table-cell>
          <table:table-cell table:formula="of:=[.U26]-[.P27]" office:value-type="float" office:value="-177.199153816173" calcext:value-type="float">
            <text:p>-177.199153816173</text:p>
          </table:table-cell>
          <table:table-cell table:formula="of:=[.V26]-[.Q27]" office:value-type="float" office:value="-177.1544348434" calcext:value-type="float">
            <text:p>-177.154434843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tepsize</text:p>
          </table:table-cell>
          <table:table-cell table:number-columns-repeated="4"/>
          <table:table-cell table:style-name="ce8" table:formula="of:=(AVERAGE([.F18:.F21])+AVERAGE([.F24:.F27]))/2" office:value-type="float" office:value="97.7103148919018" calcext:value-type="float">
            <text:p>97.7103148919018</text:p>
          </table:table-cell>
          <table:table-cell table:style-name="ce8" table:formula="of:=(AVERAGE([.G18:.G21])+AVERAGE([.G24:.G27]))/2" office:value-type="float" office:value="97.8798984213251" calcext:value-type="float">
            <text:p>97.8798984213251</text:p>
          </table:table-cell>
          <table:table-cell table:style-name="ce8" table:formula="of:=(AVERAGE([.H18:.H21])+AVERAGE([.H24:.H27]))/2" office:value-type="float" office:value="97.7951066566135" calcext:value-type="float">
            <text:p>97.7951066566135</text:p>
          </table:table-cell>
          <table:table-cell table:style-name="ce8" table:formula="of:=(AVERAGE([.I18:.I21])+AVERAGE([.I24:.I27]))/2" office:value-type="float" office:value="98.419128917125" calcext:value-type="float">
            <text:p>98.419128917125</text:p>
          </table:table-cell>
          <table:table-cell table:number-columns-repeated="17"/>
        </table:table-row>
      </table:table>
      <table:table table:name="joscha_method_6point_usingactualpositionforarcdorinthefinalstep" table:style-name="ta1">
        <table:table-column table:style-name="co2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X-Xbar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alues should use</text:p>
          </table:table-cell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7" office:value-type="string" calcext:value-type="string">
            <text:p>ARC </text:p>
          </table:table-cell>
          <table:table-cell table:style-name="ce7" office:value-type="string" calcext:value-type="string">
            <text:p>DOR</text:p>
          </table:table-cell>
          <table:table-cell table:style-name="ce5" office:value-type="string" calcext:value-type="string">
            <text:p>av 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/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7.702859475332" calcext:value-type="float">
            <text:p>97.702859475332</text:p>
          </table:table-cell>
          <table:table-cell office:value-type="float" office:value="96.6535869565218" calcext:value-type="float">
            <text:p>96.6535869565218</text:p>
          </table:table-cell>
          <table:table-cell office:value-type="float" office:value="97.1782232159269" calcext:value-type="float">
            <text:p>97.1782232159269</text:p>
          </table:table-cell>
          <table:table-cell office:value-type="float" office:value="98.419129382475" calcext:value-type="float">
            <text:p>98.419129382475</text:p>
          </table:table-cell>
          <table:table-cell table:style-name="ce16" table:formula="of:=[.Y4]-[.$Y$12]" office:value-type="float" office:value="-0.428977515900129" calcext:value-type="float">
            <text:p>-0.428977515900129</text:p>
          </table:table-cell>
          <table:table-cell table:style-name="ce16" table:formula="of:=[.Z4]-[.$Z$12]" office:value-type="float" office:value="-1.08228325569357" calcext:value-type="float">
            <text:p>-1.08228325569357</text:p>
          </table:table-cell>
          <table:table-cell table:style-name="ce16" table:formula="of:=[.AA4]-[.$AA$12]" office:value-type="float" office:value="-0.755630385796835" calcext:value-type="float">
            <text:p>-0.755630385796835</text:p>
          </table:table-cell>
          <table:table-cell table:formula="of:=[.AB4]-[.$AB$12]" office:value-type="float" office:value="0.000000465350012746058" calcext:value-type="float">
            <text:p>4.65350012746058E-07</text:p>
          </table:table-cell>
          <table:table-cell office:value-type="float" office:value="98.3563002068821" calcext:value-type="float">
            <text:p>98.3563002068821</text:p>
          </table:table-cell>
          <table:table-cell office:value-type="float" office:value="98.2121273291925" calcext:value-type="float">
            <text:p>98.2121273291925</text:p>
          </table:table-cell>
          <table:table-cell office:value-type="float" office:value="97.8688734506393" calcext:value-type="float">
            <text:p>97.8688734506393</text:p>
          </table:table-cell>
          <table:table-cell office:value-type="float" office:value="98.4191298486" calcext:value-type="float">
            <text:p>98.4191298486</text:p>
          </table:table-cell>
          <table:table-cell office:value-type="float" office:value="97.702859475332" calcext:value-type="float">
            <text:p>97.702859475332</text:p>
          </table:table-cell>
          <table:table-cell table:number-columns-repeated="2" office:value-type="string" calcext:value-type="string">
            <text:p>down limit</text:p>
          </table:table-cell>
          <table:table-cell office:value-type="float" office:value="98.4191298486" calcext:value-type="float">
            <text:p>98.4191298486</text:p>
          </table:table-cell>
        </table:table-row>
        <table:table-row table:style-name="ro1">
          <table:table-cell/>
          <table:table-cell office:value-type="float" office:value="-177.236420112357" calcext:value-type="float">
            <text:p>-177.236420112357</text:p>
          </table:table-cell>
          <table:table-cell office:value-type="float" office:value="-176.9775" calcext:value-type="float">
            <text:p>-176.9775</text:p>
          </table:table-cell>
          <table:table-cell table:formula="of:=([.B5]+[.C5])/2" office:value-type="float" office:value="-177.106960056178" calcext:value-type="float">
            <text:p>-177.106960056178</text:p>
          </table:table-cell>
          <table:table-cell office:value-type="float" office:value="-177.154432982" calcext:value-type="float">
            <text:p>-177.154432982</text:p>
          </table:table-cell>
          <table:table-cell table:formula="of:=[.B6]-[.B5]" office:value-type="float" office:value="97.702859475332" calcext:value-type="float">
            <text:p>97.702859475332</text:p>
          </table:table-cell>
          <table:table-cell table:formula="of:=[.C6]-[.C5]" office:value-type="float" office:value="96.6535869565218" calcext:value-type="float">
            <text:p>96.6535869565218</text:p>
          </table:table-cell>
          <table:table-cell table:formula="of:=[.D6]-[.D5]" office:value-type="float" office:value="97.1782232159269" calcext:value-type="float">
            <text:p>97.1782232159269</text:p>
          </table:table-cell>
          <table:table-cell table:formula="of:=[.E6]-[.E5]" office:value-type="float" office:value="98.419129382475" calcext:value-type="float">
            <text:p>98.419129382475</text:p>
          </table:table-cell>
          <table:table-cell table:formula="of:=[.F5]-[.$F$15]" office:value-type="float" office:value="-0.428977515900115" calcext:value-type="float">
            <text:p>-0.428977515900115</text:p>
          </table:table-cell>
          <table:table-cell table:formula="of:=[.G5]-[.$G$15]" office:value-type="float" office:value="-1.2368951493641" calcext:value-type="float">
            <text:p>-1.2368951493641</text:p>
          </table:table-cell>
          <table:table-cell table:formula="of:=[.H5]-[.$H$15]" office:value-type="float" office:value="-0.863577583767821" calcext:value-type="float">
            <text:p>-0.863577583767821</text:p>
          </table:table-cell>
          <table:table-cell table:formula="of:=[.I5]-[.$I$15]" office:value-type="float" office:value="-0.000000465424989215535" calcext:value-type="float">
            <text:p>-4.65424989215535E-07</text:p>
          </table:table-cell>
          <table:table-cell table:formula="of:=[.I5]+[.J5]" office:value-type="float" office:value="97.9901518665749" calcext:value-type="float">
            <text:p>97.9901518665749</text:p>
          </table:table-cell>
          <table:table-cell table:formula="of:=[.I5]+[.K5]" office:value-type="float" office:value="97.1822342331109" calcext:value-type="float">
            <text:p>97.1822342331109</text:p>
          </table:table-cell>
          <table:table-cell table:formula="of:=[.I5]+[.L5]" office:value-type="float" office:value="97.5555517987072" calcext:value-type="float">
            <text:p>97.5555517987072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6]-[.N5]" office:value-type="float" office:value="-178.385587815929" calcext:value-type="float">
            <text:p>-178.385587815929</text:p>
          </table:table-cell>
          <table:table-cell table:formula="of:=[.T6]-[.O5]" office:value-type="float" office:value="-179.092087244956" calcext:value-type="float">
            <text:p>-179.092087244956</text:p>
          </table:table-cell>
          <table:table-cell table:formula="of:=[.U6]-[.P5]" office:value-type="float" office:value="-178.6162725259" calcext:value-type="float">
            <text:p>-178.6162725259</text:p>
          </table:table-cell>
          <table:table-cell table:formula="of:=[.V6]-[.Q5]" office:value-type="float" office:value="-177.1544348434" calcext:value-type="float">
            <text:p>-177.154434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3563002068821" calcext:value-type="float">
            <text:p>98.3563002068821</text:p>
          </table:table-cell>
          <table:table-cell office:value-type="float" office:value="98.2121273291925" calcext:value-type="float">
            <text:p>98.2121273291925</text:p>
          </table:table-cell>
          <table:table-cell office:value-type="float" office:value="98.2842137680373" calcext:value-type="float">
            <text:p>98.2842137680373</text:p>
          </table:table-cell>
          <table:table-cell office:value-type="float" office:value="98.419126589025" calcext:value-type="float">
            <text:p>98.419126589025</text:p>
          </table:table-cell>
          <table:table-cell table:formula="of:=[.Y5]-[.$Y$12]" office:value-type="float" office:value="0.22446321564999" calcext:value-type="float">
            <text:p>0.22446321564999</text:p>
          </table:table-cell>
          <table:table-cell table:formula="of:=[.Z5]-[.$Z$12]" office:value-type="float" office:value="0.476257116977095" calcext:value-type="float">
            <text:p>0.476257116977095</text:p>
          </table:table-cell>
          <table:table-cell table:style-name="ce16" table:formula="of:=[.AA5]-[.$AA$12]" office:value-type="float" office:value="0.350360166313564" calcext:value-type="float">
            <text:p>0.350360166313564</text:p>
          </table:table-cell>
          <table:table-cell table:formula="of:=[.AB5]-[.$AB$12]" office:value-type="float" office:value="-0.00000232809999545225" calcext:value-type="float">
            <text:p>-2.32809999545225E-06</text:p>
          </table:table-cell>
          <table:table-cell office:value-type="float" office:value="97.9645326155639" calcext:value-type="float">
            <text:p>97.9645326155639</text:p>
          </table:table-cell>
          <table:table-cell office:value-type="float" office:value="97.7732142857147" calcext:value-type="float">
            <text:p>97.7732142857147</text:p>
          </table:table-cell>
          <table:table-cell office:value-type="float" office:value="97.7716833791105" calcext:value-type="float">
            <text:p>97.7716833791105</text:p>
          </table:table-cell>
          <table:table-cell office:value-type="float" office:value="98.4191298484" calcext:value-type="float">
            <text:p>98.4191298484</text:p>
          </table:table-cell>
          <table:table-cell office:value-type="float" office:value="98.3563002068821" calcext:value-type="float">
            <text:p>98.3563002068821</text:p>
          </table:table-cell>
          <table:table-cell office:value-type="float" office:value="98.2121273291925" calcext:value-type="float">
            <text:p>98.2121273291925</text:p>
          </table:table-cell>
          <table:table-cell office:value-type="float" office:value="98.2842137680373" calcext:value-type="float">
            <text:p>98.2842137680373</text:p>
          </table:table-cell>
          <table:table-cell office:value-type="float" office:value="98.4191298484" calcext:value-type="float">
            <text:p>98.4191298484</text:p>
          </table:table-cell>
        </table:table-row>
        <table:table-row table:style-name="ro1">
          <table:table-cell/>
          <table:table-cell office:value-type="float" office:value="-79.533560637025" calcext:value-type="float">
            <text:p>-79.533560637025</text:p>
          </table:table-cell>
          <table:table-cell office:value-type="float" office:value="-80.3239130434782" calcext:value-type="float">
            <text:p>-80.3239130434782</text:p>
          </table:table-cell>
          <table:table-cell table:formula="of:=([.B6]+[.C6])/2" office:value-type="float" office:value="-79.9287368402516" calcext:value-type="float">
            <text:p>-79.9287368402516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7]-[.B6]" office:value-type="float" office:value="98.3563002068821" calcext:value-type="float">
            <text:p>98.3563002068821</text:p>
          </table:table-cell>
          <table:table-cell table:formula="of:=[.C7]-[.C6]" office:value-type="float" office:value="98.2121273291925" calcext:value-type="float">
            <text:p>98.2121273291925</text:p>
          </table:table-cell>
          <table:table-cell table:formula="of:=[.D7]-[.D6]" office:value-type="float" office:value="98.2842137680373" calcext:value-type="float">
            <text:p>98.2842137680373</text:p>
          </table:table-cell>
          <table:table-cell table:formula="of:=[.E7]-[.E6]" office:value-type="float" office:value="98.419126589025" calcext:value-type="float">
            <text:p>98.419126589025</text:p>
          </table:table-cell>
          <table:table-cell table:formula="of:=[.F6]-[.$F$15]" office:value-type="float" office:value="0.224463215650005" calcext:value-type="float">
            <text:p>0.224463215650005</text:p>
          </table:table-cell>
          <table:table-cell table:formula="of:=[.G6]-[.$G$15]" office:value-type="float" office:value="0.321645223306604" calcext:value-type="float">
            <text:p>0.321645223306604</text:p>
          </table:table-cell>
          <table:table-cell table:formula="of:=[.H6]-[.$H$15]" office:value-type="float" office:value="0.242412968342606" calcext:value-type="float">
            <text:p>0.242412968342606</text:p>
          </table:table-cell>
          <table:table-cell table:formula="of:=[.I6]-[.$I$15]" office:value-type="float" office:value="-0.00000325887499741384" calcext:value-type="float">
            <text:p>-3.25887499741384E-06</text:p>
          </table:table-cell>
          <table:table-cell table:formula="of:=[.I6]+[.J6]" office:value-type="float" office:value="98.643589804675" calcext:value-type="float">
            <text:p>98.643589804675</text:p>
          </table:table-cell>
          <table:table-cell table:formula="of:=[.I6]+[.K6]" office:value-type="float" office:value="98.7407718123316" calcext:value-type="float">
            <text:p>98.7407718123316</text:p>
          </table:table-cell>
          <table:table-cell table:formula="of:=[.I6]+[.L6]" office:value-type="float" office:value="98.6615395573676" calcext:value-type="float">
            <text:p>98.661539557367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7]-[.N6]" office:value-type="float" office:value="-80.3954359493537" calcext:value-type="float">
            <text:p>-80.3954359493537</text:p>
          </table:table-cell>
          <table:table-cell table:formula="of:=[.T7]-[.O6]" office:value-type="float" office:value="-81.9098530118455" calcext:value-type="float">
            <text:p>-81.9098530118455</text:p>
          </table:table-cell>
          <table:table-cell table:formula="of:=[.U7]-[.P6]" office:value-type="float" office:value="-81.0607207271925" calcext:value-type="float">
            <text:p>-81.0607207271925</text:p>
          </table:table-cell>
          <table:table-cell table:formula="of:=[.V7]-[.Q6]" office:value-type="float" office:value="-78.735305460925" calcext:value-type="float">
            <text:p>-78.735305460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.9645326155639" calcext:value-type="float">
            <text:p>97.9645326155639</text:p>
          </table:table-cell>
          <table:table-cell office:value-type="float" office:value="97.7732142857147" calcext:value-type="float">
            <text:p>97.7732142857147</text:p>
          </table:table-cell>
          <table:table-cell office:value-type="float" office:value="97.8688734506393" calcext:value-type="float">
            <text:p>97.8688734506393</text:p>
          </table:table-cell>
          <table:table-cell office:value-type="float" office:value="98.4191298486" calcext:value-type="float">
            <text:p>98.4191298486</text:p>
          </table:table-cell>
          <table:table-cell table:formula="of:=[.Y6]-[.$Y$12]" office:value-type="float" office:value="-0.167304375668209" calcext:value-type="float">
            <text:p>-0.167304375668209</text:p>
          </table:table-cell>
          <table:table-cell table:formula="of:=[.Z6]-[.$Z$12]" office:value-type="float" office:value="0.0373440734992982" calcext:value-type="float">
            <text:p>0.037344073499298</text:p>
          </table:table-cell>
          <table:table-cell table:formula="of:=[.AA6]-[.$AA$12]" office:value-type="float" office:value="-0.0649801510843986" calcext:value-type="float">
            <text:p>-0.064980151084399</text:p>
          </table:table-cell>
          <table:table-cell table:formula="of:=[.AB6]-[.$AB$12]" office:value-type="float" office:value="0.000000931475000243154" calcext:value-type="float">
            <text:p>9.31475000243154E-07</text:p>
          </table:table-cell>
          <table:table-cell office:value-type="float" office:value="97.846938186793" calcext:value-type="float">
            <text:p>97.846938186793</text:p>
          </table:table-cell>
          <table:table-cell office:value-type="float" office:value="97.696428571428" calcext:value-type="float">
            <text:p>97.696428571428</text:p>
          </table:table-cell>
          <table:table-cell office:value-type="float" office:value="97.92827084045" calcext:value-type="float">
            <text:p>97.92827084045</text:p>
          </table:table-cell>
          <table:table-cell office:value-type="float" office:value="98.4191298482" calcext:value-type="float">
            <text:p>98.4191298482</text:p>
          </table:table-cell>
          <table:table-cell office:value-type="float" office:value="97.9645326155639" calcext:value-type="float">
            <text:p>97.9645326155639</text:p>
          </table:table-cell>
          <table:table-cell office:value-type="float" office:value="97.7732142857147" calcext:value-type="float">
            <text:p>97.7732142857147</text:p>
          </table:table-cell>
          <table:table-cell office:value-type="float" office:value="97.8688734506393" calcext:value-type="float">
            <text:p>97.8688734506393</text:p>
          </table:table-cell>
          <table:table-cell office:value-type="float" office:value="98.4191298482" calcext:value-type="float">
            <text:p>98.4191298482</text:p>
          </table:table-cell>
        </table:table-row>
        <table:table-row table:style-name="ro1">
          <table:table-cell/>
          <table:table-cell office:value-type="float" office:value="18.8227395698571" calcext:value-type="float">
            <text:p>18.8227395698571</text:p>
          </table:table-cell>
          <table:table-cell office:value-type="float" office:value="17.8882142857143" calcext:value-type="float">
            <text:p>17.8882142857143</text:p>
          </table:table-cell>
          <table:table-cell table:formula="of:=([.B7]+[.C7])/2" office:value-type="float" office:value="18.3554769277857" calcext:value-type="float">
            <text:p>18.3554769277857</text:p>
          </table:table-cell>
          <table:table-cell office:value-type="float" office:value="19.6838229895" calcext:value-type="float">
            <text:p>19.6838229895</text:p>
          </table:table-cell>
          <table:table-cell table:formula="of:=[.B8]-[.B7]" office:value-type="float" office:value="97.9645326155639" calcext:value-type="float">
            <text:p>97.9645326155639</text:p>
          </table:table-cell>
          <table:table-cell table:formula="of:=[.C8]-[.C7]" office:value-type="float" office:value="97.7732142857147" calcext:value-type="float">
            <text:p>97.7732142857147</text:p>
          </table:table-cell>
          <table:table-cell table:formula="of:=[.D8]-[.D7]" office:value-type="float" office:value="97.8688734506393" calcext:value-type="float">
            <text:p>97.8688734506393</text:p>
          </table:table-cell>
          <table:table-cell table:formula="of:=[.E8]-[.E7]" office:value-type="float" office:value="98.4191298486" calcext:value-type="float">
            <text:p>98.4191298486</text:p>
          </table:table-cell>
          <table:table-cell table:formula="of:=[.F7]-[.$F$15]" office:value-type="float" office:value="-0.167304375668195" calcext:value-type="float">
            <text:p>-0.167304375668195</text:p>
          </table:table-cell>
          <table:table-cell table:formula="of:=[.G7]-[.$G$15]" office:value-type="float" office:value="-0.117267820171193" calcext:value-type="float">
            <text:p>-0.117267820171193</text:p>
          </table:table-cell>
          <table:table-cell table:formula="of:=[.H7]-[.$H$15]" office:value-type="float" office:value="-0.172927349055399" calcext:value-type="float">
            <text:p>-0.172927349055399</text:p>
          </table:table-cell>
          <table:table-cell table:formula="of:=[.I7]-[.$I$15]" office:value-type="float" office:value="0.00000000069999828156142" calcext:value-type="float">
            <text:p>6.9999828156142E-10</text:p>
          </table:table-cell>
          <table:table-cell table:formula="of:=[.I7]+[.J7]" office:value-type="float" office:value="98.2518254729318" calcext:value-type="float">
            <text:p>98.2518254729318</text:p>
          </table:table-cell>
          <table:table-cell table:formula="of:=[.I7]+[.K7]" office:value-type="float" office:value="98.3018620284288" calcext:value-type="float">
            <text:p>98.3018620284288</text:p>
          </table:table-cell>
          <table:table-cell table:formula="of:=[.I7]+[.L7]" office:value-type="float" office:value="98.2462024995446" calcext:value-type="float">
            <text:p>98.2462024995446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8]-[.N7]" office:value-type="float" office:value="18.2481538553213" calcext:value-type="float">
            <text:p>18.2481538553213</text:p>
          </table:table-cell>
          <table:table-cell table:formula="of:=[.T8]-[.O7]" office:value-type="float" office:value="16.8309188004861" calcext:value-type="float">
            <text:p>16.8309188004861</text:p>
          </table:table-cell>
          <table:table-cell table:formula="of:=[.U8]-[.P7]" office:value-type="float" office:value="17.6008188301751" calcext:value-type="float">
            <text:p>17.6008188301751</text:p>
          </table:table-cell>
          <table:table-cell table:formula="of:=[.V8]-[.Q7]" office:value-type="float" office:value="19.68382392155" calcext:value-type="float">
            <text:p>19.68382392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846938186793" calcext:value-type="float">
            <text:p>97.846938186793</text:p>
          </table:table-cell>
          <table:table-cell office:value-type="float" office:value="97.696428571428" calcext:value-type="float">
            <text:p>97.696428571428</text:p>
          </table:table-cell>
          <table:table-cell office:value-type="float" office:value="97.7716833791105" calcext:value-type="float">
            <text:p>97.7716833791105</text:p>
          </table:table-cell>
          <table:table-cell office:value-type="float" office:value="98.4191298484" calcext:value-type="float">
            <text:p>98.4191298484</text:p>
          </table:table-cell>
          <table:table-cell table:formula="of:=[.Y7]-[.$Y$12]" office:value-type="float" office:value="-0.284898804439109" calcext:value-type="float">
            <text:p>-0.284898804439109</text:p>
          </table:table-cell>
          <table:table-cell table:formula="of:=[.Z7]-[.$Z$12]" office:value-type="float" office:value="-0.0394416407874019" calcext:value-type="float">
            <text:p>-0.039441640787402</text:p>
          </table:table-cell>
          <table:table-cell table:formula="of:=[.AA7]-[.$AA$12]" office:value-type="float" office:value="-0.162170222613199" calcext:value-type="float">
            <text:p>-0.162170222613199</text:p>
          </table:table-cell>
          <table:table-cell table:formula="of:=[.AB7]-[.$AB$12]" office:value-type="float" office:value="0.000000931275010884747" calcext:value-type="float">
            <text:p>9.31275010884747E-07</text:p>
          </table:table-cell>
          <table:table-cell office:value-type="float" office:value="98.336898823757" calcext:value-type="float">
            <text:p>98.336898823757</text:p>
          </table:table-cell>
          <table:table-cell office:value-type="float" office:value="97.519642857143" calcext:value-type="float">
            <text:p>97.519642857143</text:p>
          </table:table-cell>
          <table:table-cell office:value-type="float" office:value="98.2339719189328" calcext:value-type="float">
            <text:p>98.2339719189328</text:p>
          </table:table-cell>
          <table:table-cell office:value-type="float" office:value="98.419129848" calcext:value-type="float">
            <text:p>98.419129848</text:p>
          </table:table-cell>
          <table:table-cell office:value-type="float" office:value="97.846938186793" calcext:value-type="float">
            <text:p>97.846938186793</text:p>
          </table:table-cell>
          <table:table-cell office:value-type="float" office:value="97.696428571428" calcext:value-type="float">
            <text:p>97.696428571428</text:p>
          </table:table-cell>
          <table:table-cell office:value-type="float" office:value="97.7716833791105" calcext:value-type="float">
            <text:p>97.7716833791105</text:p>
          </table:table-cell>
          <table:table-cell office:value-type="float" office:value="98.419129848" calcext:value-type="float">
            <text:p>98.419129848</text:p>
          </table:table-cell>
        </table:table-row>
        <table:table-row table:style-name="ro1">
          <table:table-cell/>
          <table:table-cell office:value-type="float" office:value="116.787272185421" calcext:value-type="float">
            <text:p>116.787272185421</text:p>
          </table:table-cell>
          <table:table-cell office:value-type="float" office:value="115.661428571429" calcext:value-type="float">
            <text:p>115.661428571429</text:p>
          </table:table-cell>
          <table:table-cell table:formula="of:=([.B8]+[.C8])/2" office:value-type="float" office:value="116.224350378425" calcext:value-type="float">
            <text:p>116.224350378425</text:p>
          </table:table-cell>
          <table:table-cell office:value-type="float" office:value="118.1029528381" calcext:value-type="float">
            <text:p>118.1029528381</text:p>
          </table:table-cell>
          <table:table-cell table:formula="of:=[.B9]-[.B8]" office:value-type="float" office:value="97.846938186793" calcext:value-type="float">
            <text:p>97.846938186793</text:p>
          </table:table-cell>
          <table:table-cell table:formula="of:=[.C9]-[.C8]" office:value-type="float" office:value="97.696428571428" calcext:value-type="float">
            <text:p>97.696428571428</text:p>
          </table:table-cell>
          <table:table-cell table:formula="of:=[.D9]-[.D8]" office:value-type="float" office:value="97.7716833791105" calcext:value-type="float">
            <text:p>97.7716833791105</text:p>
          </table:table-cell>
          <table:table-cell table:formula="of:=[.E9]-[.E8]" office:value-type="float" office:value="98.4191298484" calcext:value-type="float">
            <text:p>98.4191298484</text:p>
          </table:table-cell>
          <table:table-cell table:formula="of:=[.F8]-[.$F$15]" office:value-type="float" office:value="-0.284898804439109" calcext:value-type="float">
            <text:p>-0.284898804439109</text:p>
          </table:table-cell>
          <table:table-cell table:formula="of:=[.G8]-[.$G$15]" office:value-type="float" office:value="-0.194053534457893" calcext:value-type="float">
            <text:p>-0.194053534457893</text:p>
          </table:table-cell>
          <table:table-cell table:formula="of:=[.H8]-[.$H$15]" office:value-type="float" office:value="-0.270117420584214" calcext:value-type="float">
            <text:p>-0.270117420584214</text:p>
          </table:table-cell>
          <table:table-cell table:formula="of:=[.I8]-[.$I$15]" office:value-type="float" office:value="0.000000000500008923154383" calcext:value-type="float">
            <text:p>5.00008923154383E-10</text:p>
          </table:table-cell>
          <table:table-cell table:formula="of:=[.I8]+[.J8]" office:value-type="float" office:value="98.1342310439609" calcext:value-type="float">
            <text:p>98.1342310439609</text:p>
          </table:table-cell>
          <table:table-cell table:formula="of:=[.I8]+[.K8]" office:value-type="float" office:value="98.2250763139421" calcext:value-type="float">
            <text:p>98.2250763139421</text:p>
          </table:table-cell>
          <table:table-cell table:formula="of:=[.I8]+[.L8]" office:value-type="float" office:value="98.1490124278158" calcext:value-type="float">
            <text:p>98.149012427815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9]-[.N8]" office:value-type="float" office:value="116.499979328253" calcext:value-type="float">
            <text:p>116.499979328253</text:p>
          </table:table-cell>
          <table:table-cell table:formula="of:=[.T9]-[.O8]" office:value-type="float" office:value="115.132780828915" calcext:value-type="float">
            <text:p>115.132780828915</text:p>
          </table:table-cell>
          <table:table-cell table:formula="of:=[.U9]-[.P8]" office:value-type="float" office:value="115.84702132972" calcext:value-type="float">
            <text:p>115.84702132972</text:p>
          </table:table-cell>
          <table:table-cell table:formula="of:=[.V9]-[.Q8]" office:value-type="float" office:value="118.102953304025" calcext:value-type="float">
            <text:p>118.1029533040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.336898823757" calcext:value-type="float">
            <text:p>98.336898823757</text:p>
          </table:table-cell>
          <table:table-cell office:value-type="float" office:value="97.519642857143" calcext:value-type="float">
            <text:p>97.519642857143</text:p>
          </table:table-cell>
          <table:table-cell office:value-type="float" office:value="97.92827084045" calcext:value-type="float">
            <text:p>97.92827084045</text:p>
          </table:table-cell>
          <table:table-cell office:value-type="float" office:value="98.4191298484" calcext:value-type="float">
            <text:p>98.4191298484</text:p>
          </table:table-cell>
          <table:table-cell table:formula="of:=[.Y8]-[.$Y$12]" office:value-type="float" office:value="0.205061832524891" calcext:value-type="float">
            <text:p>0.205061832524891</text:p>
          </table:table-cell>
          <table:table-cell table:formula="of:=[.Z8]-[.$Z$12]" office:value-type="float" office:value="-0.216227355072405" calcext:value-type="float">
            <text:p>-0.216227355072405</text:p>
          </table:table-cell>
          <table:table-cell table:formula="of:=[.AA8]-[.$AA$12]" office:value-type="float" office:value="-0.0055827612737005" calcext:value-type="float">
            <text:p>-0.005582761273701</text:p>
          </table:table-cell>
          <table:table-cell table:formula="of:=[.AB8]-[.$AB$12]" office:value-type="float" office:value="0.000000931275010884747" calcext:value-type="float">
            <text:p>9.31275010884747E-07</text:p>
          </table:table-cell>
          <table:table-cell office:value-type="float" office:value="98.1697379104535" calcext:value-type="float">
            <text:p>98.1697379104535</text:p>
          </table:table-cell>
          <table:table-cell office:value-type="float" office:value="97.9388457556937" calcext:value-type="float">
            <text:p>97.9388457556937</text:p>
          </table:table-cell>
          <table:table-cell office:value-type="float" office:value="98.0178399697195" calcext:value-type="float">
            <text:p>98.0178399697195</text:p>
          </table:table-cell>
          <table:table-cell office:value-type="float" office:value="98.4191298478" calcext:value-type="float">
            <text:p>98.4191298478</text:p>
          </table:table-cell>
          <table:table-cell office:value-type="float" office:value="98.336898823757" calcext:value-type="float">
            <text:p>98.336898823757</text:p>
          </table:table-cell>
          <table:table-cell office:value-type="float" office:value="97.519642857143" calcext:value-type="float">
            <text:p>97.519642857143</text:p>
          </table:table-cell>
          <table:table-cell office:value-type="float" office:value="97.92827084045" calcext:value-type="float">
            <text:p>97.92827084045</text:p>
          </table:table-cell>
          <table:table-cell office:value-type="float" office:value="98.4191298478" calcext:value-type="float">
            <text:p>98.4191298478</text:p>
          </table:table-cell>
        </table:table-row>
        <table:table-row table:style-name="ro1">
          <table:table-cell/>
          <table:table-cell office:value-type="float" office:value="214.634210372214" calcext:value-type="float">
            <text:p>214.634210372214</text:p>
          </table:table-cell>
          <table:table-cell office:value-type="float" office:value="213.357857142857" calcext:value-type="float">
            <text:p>213.357857142857</text:p>
          </table:table-cell>
          <table:table-cell table:formula="of:=([.B9]+[.C9])/2" office:value-type="float" office:value="213.996033757535" calcext:value-type="float">
            <text:p>213.996033757535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9]" office:value-type="float" office:value="214.634210372214" calcext:value-type="float">
            <text:p>214.634210372214</text:p>
          </table:table-cell>
          <table:table-cell table:formula="of:=[.C9]" office:value-type="float" office:value="213.357857142857" calcext:value-type="float">
            <text:p>213.357857142857</text:p>
          </table:table-cell>
          <table:table-cell table:formula="of:=[.D9]" office:value-type="float" office:value="213.996033757535" calcext:value-type="float">
            <text:p>213.996033757535</text:p>
          </table:table-cell>
          <table:table-cell table:formula="of:=[.E9]" office:value-type="float" office:value="216.5220826865" calcext:value-type="float">
            <text:p>216.52208268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.5290980821719" calcext:value-type="float">
            <text:p>98.5290980821719</text:p>
          </table:table-cell>
          <table:table-cell office:value-type="float" office:value="97.9388457556937" calcext:value-type="float">
            <text:p>97.9388457556937</text:p>
          </table:table-cell>
          <table:table-cell office:value-type="float" office:value="98.2339719189328" calcext:value-type="float">
            <text:p>98.2339719189328</text:p>
          </table:table-cell>
          <table:table-cell office:value-type="float" office:value="98.4191298486" calcext:value-type="float">
            <text:p>98.4191298486</text:p>
          </table:table-cell>
          <table:table-cell table:style-name="ce16" table:formula="of:=[.Y9]-[.$Y$12]" office:value-type="float" office:value="0.397261090939764" calcext:value-type="float">
            <text:p>0.397261090939764</text:p>
          </table:table-cell>
          <table:table-cell table:formula="of:=[.Z9]-[.$Z$12]" office:value-type="float" office:value="0.202975543478303" calcext:value-type="float">
            <text:p>0.202975543478303</text:p>
          </table:table-cell>
          <table:table-cell table:formula="of:=[.AA9]-[.$AA$12]" office:value-type="float" office:value="0.300118317209098" calcext:value-type="float">
            <text:p>0.300118317209098</text:p>
          </table:table-cell>
          <table:table-cell table:formula="of:=[.AB9]-[.$AB$12]" office:value-type="float" office:value="0.000000931475000243154" calcext:value-type="float">
            <text:p>9.31475000243154E-07</text:p>
          </table:table-cell>
          <table:table-cell office:value-type="float" office:value="98.1483306289036" calcext:value-type="float">
            <text:p>98.1483306289036</text:p>
          </table:table-cell>
          <table:table-cell office:value-type="float" office:value="97.8659420289855" calcext:value-type="float">
            <text:p>97.8659420289855</text:p>
          </table:table-cell>
          <table:table-cell office:value-type="float" office:value="98.1877522709737" calcext:value-type="float">
            <text:p>98.1877522709737</text:p>
          </table:table-cell>
          <table:table-cell office:value-type="float" office:value="98.4191298476" calcext:value-type="float">
            <text:p>98.4191298476</text:p>
          </table:table-cell>
          <table:table-cell office:value-type="float" office:value="98.5290980821719" calcext:value-type="float">
            <text:p>98.5290980821719</text:p>
          </table:table-cell>
          <table:table-cell office:value-type="float" office:value="97.9388457556937" calcext:value-type="float">
            <text:p>97.9388457556937</text:p>
          </table:table-cell>
          <table:table-cell office:value-type="float" office:value="98.2339719189328" calcext:value-type="float">
            <text:p>98.2339719189328</text:p>
          </table:table-cell>
          <table:table-cell office:value-type="float" office:value="98.4191298476" calcext:value-type="float">
            <text:p>98.4191298476</text:p>
          </table:table-cell>
        </table:table-row>
        <table:table-row table:style-name="ro1">
          <table:table-cell/>
          <table:table-cell office:value-type="float" office:value="215.284823863286" calcext:value-type="float">
            <text:p>215.284823863286</text:p>
          </table:table-cell>
          <table:table-cell office:value-type="float" office:value="214.514285714286" calcext:value-type="float">
            <text:p>214.514285714286</text:p>
          </table:table-cell>
          <table:table-cell table:formula="of:=([.B10]+[.C10])/2" office:value-type="float" office:value="214.899554788786" calcext:value-type="float">
            <text:p>214.899554788786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10]" office:value-type="float" office:value="215.284823863286" calcext:value-type="float">
            <text:p>215.284823863286</text:p>
          </table:table-cell>
          <table:table-cell table:formula="of:=[.C10]" office:value-type="float" office:value="214.514285714286" calcext:value-type="float">
            <text:p>214.514285714286</text:p>
          </table:table-cell>
          <table:table-cell table:formula="of:=[.D10]" office:value-type="float" office:value="214.899554788786" calcext:value-type="float">
            <text:p>214.899554788786</text:p>
          </table:table-cell>
          <table:table-cell table:formula="of:=[.E10]" office:value-type="float" office:value="216.5220826865" calcext:value-type="float">
            <text:p>216.5220826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697379104535" calcext:value-type="float">
            <text:p>98.1697379104535</text:p>
          </table:table-cell>
          <table:table-cell office:value-type="float" office:value="97.8659420289855" calcext:value-type="float">
            <text:p>97.8659420289855</text:p>
          </table:table-cell>
          <table:table-cell office:value-type="float" office:value="98.0178399697195" calcext:value-type="float">
            <text:p>98.0178399697195</text:p>
          </table:table-cell>
          <table:table-cell office:value-type="float" office:value="98.419126589025" calcext:value-type="float">
            <text:p>98.419126589025</text:p>
          </table:table-cell>
          <table:table-cell table:formula="of:=[.Y10]-[.$Y$12]" office:value-type="float" office:value="0.0379009192213999" calcext:value-type="float">
            <text:p>0.0379009192214</text:p>
          </table:table-cell>
          <table:table-cell table:formula="of:=[.Z10]-[.$Z$12]" office:value-type="float" office:value="0.130071816770098" calcext:value-type="float">
            <text:p>0.130071816770098</text:p>
          </table:table-cell>
          <table:table-cell table:formula="of:=[.AA10]-[.$AA$12]" office:value-type="float" office:value="0.0839863679958057" calcext:value-type="float">
            <text:p>0.083986367995806</text:p>
          </table:table-cell>
          <table:table-cell table:formula="of:=[.AB10]-[.$AB$12]" office:value-type="float" office:value="-0.00000232809999545225" calcext:value-type="float">
            <text:p>-2.32809999545225E-06</text:p>
          </table:table-cell>
          <table:table-cell table:number-columns-repeated="4"/>
          <table:table-cell office:value-type="float" office:value="98.1697379104535" calcext:value-type="float">
            <text:p>98.1697379104535</text:p>
          </table:table-cell>
          <table:table-cell office:value-type="float" office:value="97.8659420289855" calcext:value-type="float">
            <text:p>97.8659420289855</text:p>
          </table:table-cell>
          <table:table-cell office:value-type="float" office:value="98.0178399697195" calcext:value-type="float">
            <text:p>98.0178399697195</text:p>
          </table:table-cell>
          <table:table-cell office:value-type="float" office:value="98.4191298474001" calcext:value-type="float">
            <text:p>98.4191298474001</text:p>
          </table:table-cell>
        </table:table-row>
        <table:table-row table:style-name="ro1">
          <table:table-cell/>
          <table:table-cell office:value-type="float" office:value="116.947925039529" calcext:value-type="float">
            <text:p>116.947925039529</text:p>
          </table:table-cell>
          <table:table-cell office:value-type="float" office:value="116.994642857143" calcext:value-type="float">
            <text:p>116.994642857143</text:p>
          </table:table-cell>
          <table:table-cell table:formula="of:=([.B11]+[.C11])/2" office:value-type="float" office:value="116.971283948336" calcext:value-type="float">
            <text:p>116.971283948336</text:p>
          </table:table-cell>
          <table:table-cell office:value-type="float" office:value="118.1029528381" calcext:value-type="float">
            <text:p>118.1029528381</text:p>
          </table:table-cell>
          <table:table-cell table:formula="of:=[.B10]-[.B11]" office:value-type="float" office:value="98.336898823757" calcext:value-type="float">
            <text:p>98.336898823757</text:p>
          </table:table-cell>
          <table:table-cell table:formula="of:=[.C10]-[.C11]" office:value-type="float" office:value="97.519642857143" calcext:value-type="float">
            <text:p>97.519642857143</text:p>
          </table:table-cell>
          <table:table-cell table:formula="of:=[.D10]-[.D11]" office:value-type="float" office:value="97.92827084045" calcext:value-type="float">
            <text:p>97.92827084045</text:p>
          </table:table-cell>
          <table:table-cell table:formula="of:=[.E10]-[.E11]" office:value-type="float" office:value="98.4191298484" calcext:value-type="float">
            <text:p>98.4191298484</text:p>
          </table:table-cell>
          <table:table-cell table:formula="of:=[.F11]-[.$F$15]" office:value-type="float" office:value="0.205061832524891" calcext:value-type="float">
            <text:p>0.205061832524891</text:p>
          </table:table-cell>
          <table:table-cell table:formula="of:=[.G11]-[.$G$15]" office:value-type="float" office:value="-0.370839248742911" calcext:value-type="float">
            <text:p>-0.370839248742911</text:p>
          </table:table-cell>
          <table:table-cell table:formula="of:=[.H11]-[.$H$15]" office:value-type="float" office:value="-0.113529959244715" calcext:value-type="float">
            <text:p>-0.113529959244715</text:p>
          </table:table-cell>
          <table:table-cell table:formula="of:=[.I11]-[.$I$15]" office:value-type="float" office:value="0.000000000500008923154383" calcext:value-type="float">
            <text:p>5.00008923154383E-10</text:p>
          </table:table-cell>
          <table:table-cell table:formula="of:=[.I11]+[.J11]" office:value-type="float" office:value="98.6241916809249" calcext:value-type="float">
            <text:p>98.6241916809249</text:p>
          </table:table-cell>
          <table:table-cell table:formula="of:=[.I11]+[.K11]" office:value-type="float" office:value="98.0482905996571" calcext:value-type="float">
            <text:p>98.0482905996571</text:p>
          </table:table-cell>
          <table:table-cell table:formula="of:=[.I11]+[.L11]" office:value-type="float" office:value="98.3055998891553" calcext:value-type="float">
            <text:p>98.3055998891553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0]-[.N11]" office:value-type="float" office:value="116.660632182361" calcext:value-type="float">
            <text:p>116.660632182361</text:p>
          </table:table-cell>
          <table:table-cell table:formula="of:=[.T10]-[.O11]" office:value-type="float" office:value="116.465995114629" calcext:value-type="float">
            <text:p>116.465995114629</text:p>
          </table:table-cell>
          <table:table-cell table:formula="of:=[.U10]-[.P11]" office:value-type="float" office:value="116.593954899631" calcext:value-type="float">
            <text:p>116.593954899631</text:p>
          </table:table-cell>
          <table:table-cell table:formula="of:=[.V10]-[.Q11]" office:value-type="float" office:value="118.102953304025" calcext:value-type="float">
            <text:p>118.102953304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483306289036" calcext:value-type="float">
            <text:p>98.1483306289036</text:p>
          </table:table-cell>
          <table:table-cell office:value-type="float" office:value="98.2271739130438" calcext:value-type="float">
            <text:p>98.2271739130438</text:p>
          </table:table-cell>
          <table:table-cell office:value-type="float" office:value="98.1877522709737" calcext:value-type="float">
            <text:p>98.1877522709737</text:p>
          </table:table-cell>
          <table:table-cell office:value-type="float" office:value="98.419129382475" calcext:value-type="float">
            <text:p>98.419129382475</text:p>
          </table:table-cell>
          <table:table-cell table:formula="of:=[.Y11]-[.$Y$12]" office:value-type="float" office:value="0.0164936376714877" calcext:value-type="float">
            <text:p>0.016493637671488</text:p>
          </table:table-cell>
          <table:table-cell table:style-name="ce16" table:formula="of:=[.Z11]-[.$Z$12]" office:value-type="float" office:value="0.491303700828425" calcext:value-type="float">
            <text:p>0.491303700828425</text:p>
          </table:table-cell>
          <table:table-cell table:formula="of:=[.AA11]-[.$AA$12]" office:value-type="float" office:value="0.253898669250006" calcext:value-type="float">
            <text:p>0.253898669250006</text:p>
          </table:table-cell>
          <table:table-cell table:formula="of:=[.AB11]-[.$AB$12]" office:value-type="float" office:value="0.000000465350012746058" calcext:value-type="float">
            <text:p>4.65350012746058E-07</text:p>
          </table:table-cell>
          <table:table-cell table:number-columns-repeated="4"/>
          <table:table-cell office:value-type="float" office:value="98.1483306289036" calcext:value-type="float">
            <text:p>98.1483306289036</text:p>
          </table:table-cell>
          <table:table-cell office:value-type="float" office:value="98.2271739130438" calcext:value-type="float">
            <text:p>98.2271739130438</text:p>
          </table:table-cell>
          <table:table-cell office:value-type="float" office:value="98.1877522709737" calcext:value-type="float">
            <text:p>98.1877522709737</text:p>
          </table:table-cell>
          <table:table-cell office:value-type="float" office:value="98.4191298472001" calcext:value-type="float">
            <text:p>98.4191298472001</text:p>
          </table:table-cell>
        </table:table-row>
        <table:table-row table:style-name="ro1">
          <table:table-cell/>
          <table:table-cell office:value-type="float" office:value="18.4188269573571" calcext:value-type="float">
            <text:p>18.4188269573571</text:p>
          </table:table-cell>
          <table:table-cell office:value-type="float" office:value="19.0557971014493" calcext:value-type="float">
            <text:p>19.0557971014493</text:p>
          </table:table-cell>
          <table:table-cell table:formula="of:=([.B12]+[.C12])/2" office:value-type="float" office:value="18.7373120294032" calcext:value-type="float">
            <text:p>18.7373120294032</text:p>
          </table:table-cell>
          <table:table-cell office:value-type="float" office:value="19.6838229895" calcext:value-type="float">
            <text:p>19.6838229895</text:p>
          </table:table-cell>
          <table:table-cell table:formula="of:=[.B11]-[.B12]" office:value-type="float" office:value="98.5290980821719" calcext:value-type="float">
            <text:p>98.5290980821719</text:p>
          </table:table-cell>
          <table:table-cell table:formula="of:=[.C11]-[.C12]" office:value-type="float" office:value="97.9388457556937" calcext:value-type="float">
            <text:p>97.9388457556937</text:p>
          </table:table-cell>
          <table:table-cell table:formula="of:=[.D11]-[.D12]" office:value-type="float" office:value="98.2339719189328" calcext:value-type="float">
            <text:p>98.2339719189328</text:p>
          </table:table-cell>
          <table:table-cell table:formula="of:=[.E11]-[.E12]" office:value-type="float" office:value="98.4191298486" calcext:value-type="float">
            <text:p>98.4191298486</text:p>
          </table:table-cell>
          <table:table-cell table:formula="of:=[.F12]-[.$F$15]" office:value-type="float" office:value="0.397261090939793" calcext:value-type="float">
            <text:p>0.397261090939793</text:p>
          </table:table-cell>
          <table:table-cell table:formula="of:=[.G12]-[.$G$15]" office:value-type="float" office:value="0.0483636498078113" calcext:value-type="float">
            <text:p>0.048363649807811</text:p>
          </table:table-cell>
          <table:table-cell table:formula="of:=[.H12]-[.$H$15]" office:value-type="float" office:value="0.192171119238111" calcext:value-type="float">
            <text:p>0.192171119238111</text:p>
          </table:table-cell>
          <table:table-cell table:formula="of:=[.I12]-[.$I$15]" office:value-type="float" office:value="0.00000000069999828156142" calcext:value-type="float">
            <text:p>6.9999828156142E-10</text:p>
          </table:table-cell>
          <table:table-cell table:formula="of:=[.I12]+[.J12]" office:value-type="float" office:value="98.8163909395398" calcext:value-type="float">
            <text:p>98.8163909395398</text:p>
          </table:table-cell>
          <table:table-cell table:formula="of:=[.I12]+[.K12]" office:value-type="float" office:value="98.4674934984078" calcext:value-type="float">
            <text:p>98.4674934984078</text:p>
          </table:table-cell>
          <table:table-cell table:formula="of:=[.I12]+[.L12]" office:value-type="float" office:value="98.6113009678381" calcext:value-type="float">
            <text:p>98.6113009678381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1]-[.N12]" office:value-type="float" office:value="17.8442412428213" calcext:value-type="float">
            <text:p>17.8442412428213</text:p>
          </table:table-cell>
          <table:table-cell table:formula="of:=[.T11]-[.O12]" office:value-type="float" office:value="17.9985016162211" calcext:value-type="float">
            <text:p>17.9985016162211</text:p>
          </table:table-cell>
          <table:table-cell table:formula="of:=[.U11]-[.P12]" office:value-type="float" office:value="17.9826539317926" calcext:value-type="float">
            <text:p>17.9826539317926</text:p>
          </table:table-cell>
          <table:table-cell table:formula="of:=[.V11]-[.Q12]" office:value-type="float" office:value="19.68382392155" calcext:value-type="float">
            <text:p>19.68382392155</text:p>
          </table:table-cell>
          <table:table-cell table:number-columns-repeated="2"/>
          <table:table-cell table:style-name="ce8" table:formula="of:=AVERAGE([.Y4:.Y11])" office:value-type="float" office:value="98.1318369912321" calcext:value-type="float">
            <text:p>98.1318369912321</text:p>
          </table:table-cell>
          <table:table-cell table:style-name="ce8" table:formula="of:=AVERAGE([.Z4:.Z11])" office:value-type="float" office:value="97.7358702122154" calcext:value-type="float">
            <text:p>97.7358702122154</text:p>
          </table:table-cell>
          <table:table-cell table:style-name="ce8" table:formula="of:=AVERAGE([.AA4:.AA11])" office:value-type="float" office:value="97.9338536017237" calcext:value-type="float">
            <text:p>97.9338536017237</text:p>
          </table:table-cell>
          <table:table-cell table:style-name="ce8" table:formula="of:=AVERAGE([.AB4:.AB11])" office:value-type="float" office:value="98.419128917125" calcext:value-type="float">
            <text:p>98.4191289171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79.7509109530964" calcext:value-type="float">
            <text:p>-79.7509109530964</text:p>
          </table:table-cell>
          <table:table-cell office:value-type="float" office:value="-78.8101449275362" calcext:value-type="float">
            <text:p>-78.8101449275362</text:p>
          </table:table-cell>
          <table:table-cell table:formula="of:=([.B13]+[.C13])/2" office:value-type="float" office:value="-79.2805279403163" calcext:value-type="float">
            <text:p>-79.2805279403163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12]-[.B13]" office:value-type="float" office:value="98.1697379104535" calcext:value-type="float">
            <text:p>98.1697379104535</text:p>
          </table:table-cell>
          <table:table-cell table:formula="of:=[.C12]-[.C13]" office:value-type="float" office:value="97.8659420289855" calcext:value-type="float">
            <text:p>97.8659420289855</text:p>
          </table:table-cell>
          <table:table-cell table:formula="of:=[.D12]-[.D13]" office:value-type="float" office:value="98.0178399697195" calcext:value-type="float">
            <text:p>98.0178399697195</text:p>
          </table:table-cell>
          <table:table-cell table:formula="of:=[.E12]-[.E13]" office:value-type="float" office:value="98.419126589025" calcext:value-type="float">
            <text:p>98.419126589025</text:p>
          </table:table-cell>
          <table:table-cell table:formula="of:=[.F13]-[.$F$15]" office:value-type="float" office:value="0.0379009192213857" calcext:value-type="float">
            <text:p>0.037900919221386</text:p>
          </table:table-cell>
          <table:table-cell table:formula="of:=[.G13]-[.$G$15]" office:value-type="float" office:value="-0.0245400769003936" calcext:value-type="float">
            <text:p>-0.024540076900394</text:p>
          </table:table-cell>
          <table:table-cell table:formula="of:=[.H13]-[.$H$15]" office:value-type="float" office:value="-0.0239608299752092" calcext:value-type="float">
            <text:p>-0.023960829975209</text:p>
          </table:table-cell>
          <table:table-cell table:formula="of:=[.I13]-[.$I$15]" office:value-type="float" office:value="-0.00000325887499741384" calcext:value-type="float">
            <text:p>-3.25887499741384E-06</text:p>
          </table:table-cell>
          <table:table-cell table:formula="of:=[.I13]+[.J13]" office:value-type="float" office:value="98.4570275082464" calcext:value-type="float">
            <text:p>98.4570275082464</text:p>
          </table:table-cell>
          <table:table-cell table:formula="of:=[.I13]+[.K13]" office:value-type="float" office:value="98.3945865121246" calcext:value-type="float">
            <text:p>98.3945865121246</text:p>
          </table:table-cell>
          <table:table-cell table:formula="of:=[.I13]+[.L13]" office:value-type="float" office:value="98.3951657590498" calcext:value-type="float">
            <text:p>98.395165759049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2]-[.N13]" office:value-type="float" office:value="-80.6127862654251" calcext:value-type="float">
            <text:p>-80.6127862654251</text:p>
          </table:table-cell>
          <table:table-cell table:formula="of:=[.T12]-[.O13]" office:value-type="float" office:value="-80.3960848959035" calcext:value-type="float">
            <text:p>-80.3960848959035</text:p>
          </table:table-cell>
          <table:table-cell table:formula="of:=[.U12]-[.P13]" office:value-type="float" office:value="-80.4125118272572" calcext:value-type="float">
            <text:p>-80.4125118272572</text:p>
          </table:table-cell>
          <table:table-cell table:formula="of:=[.V12]-[.Q13]" office:value-type="float" office:value="-78.735305460925" calcext:value-type="float">
            <text:p>-78.7353054609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-177.899241582" calcext:value-type="float">
            <text:p>-177.899241582</text:p>
          </table:table-cell>
          <table:table-cell office:value-type="float" office:value="-177.03731884058" calcext:value-type="float">
            <text:p>-177.03731884058</text:p>
          </table:table-cell>
          <table:table-cell table:formula="of:=([.B14]+[.C14])/2" office:value-type="float" office:value="-177.46828021129" calcext:value-type="float">
            <text:p>-177.46828021129</text:p>
          </table:table-cell>
          <table:table-cell office:value-type="float" office:value="-177.154432982" calcext:value-type="float">
            <text:p>-177.154432982</text:p>
          </table:table-cell>
          <table:table-cell table:formula="of:=[.B13]-[.B14]" office:value-type="float" office:value="98.1483306289036" calcext:value-type="float">
            <text:p>98.1483306289036</text:p>
          </table:table-cell>
          <table:table-cell table:formula="of:=[.C13]-[.C14]" office:value-type="float" office:value="98.2271739130438" calcext:value-type="float">
            <text:p>98.2271739130438</text:p>
          </table:table-cell>
          <table:table-cell table:formula="of:=[.D13]-[.D14]" office:value-type="float" office:value="98.1877522709737" calcext:value-type="float">
            <text:p>98.1877522709737</text:p>
          </table:table-cell>
          <table:table-cell table:formula="of:=[.E13]-[.E14]" office:value-type="float" office:value="98.419129382475" calcext:value-type="float">
            <text:p>98.419129382475</text:p>
          </table:table-cell>
          <table:table-cell table:formula="of:=[.F14]-[.$F$15]" office:value-type="float" office:value="0.0164936376715019" calcext:value-type="float">
            <text:p>0.016493637671502</text:p>
          </table:table-cell>
          <table:table-cell table:formula="of:=[.G14]-[.$G$15]" office:value-type="float" office:value="0.336691807157919" calcext:value-type="float">
            <text:p>0.336691807157919</text:p>
          </table:table-cell>
          <table:table-cell table:formula="of:=[.H14]-[.$H$15]" office:value-type="float" office:value="0.145951471279005" calcext:value-type="float">
            <text:p>0.145951471279005</text:p>
          </table:table-cell>
          <table:table-cell table:formula="of:=[.I14]-[.$I$15]" office:value-type="float" office:value="-0.000000465424989215535" calcext:value-type="float">
            <text:p>-4.65424989215535E-07</text:p>
          </table:table-cell>
          <table:table-cell table:formula="of:=[.I14]+[.J14]" office:value-type="float" office:value="98.4356230201465" calcext:value-type="float">
            <text:p>98.4356230201465</text:p>
          </table:table-cell>
          <table:table-cell table:formula="of:=[.I14]+[.K14]" office:value-type="float" office:value="98.7558211896329" calcext:value-type="float">
            <text:p>98.7558211896329</text:p>
          </table:table-cell>
          <table:table-cell table:formula="of:=[.I14]+[.L14]" office:value-type="float" office:value="98.565080853754" calcext:value-type="float">
            <text:p>98.565080853754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13]-[.N14]" office:value-type="float" office:value="-179.048409285572" calcext:value-type="float">
            <text:p>-179.048409285572</text:p>
          </table:table-cell>
          <table:table-cell table:formula="of:=[.T13]-[.O14]" office:value-type="float" office:value="-179.151906085536" calcext:value-type="float">
            <text:p>-179.151906085536</text:p>
          </table:table-cell>
          <table:table-cell table:formula="of:=[.U13]-[.P14]" office:value-type="float" office:value="-178.977592681011" calcext:value-type="float">
            <text:p>-178.977592681011</text:p>
          </table:table-cell>
          <table:table-cell table:formula="of:=[.V13]-[.Q14]" office:value-type="float" office:value="-177.1544348434" calcext:value-type="float">
            <text:p>-177.1544348434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4:.AG9])" office:value-type="float" office:value="98.1371230620588" calcext:value-type="float">
            <text:p>98.1371230620588</text:p>
          </table:table-cell>
          <table:table-cell table:formula="of:=AVERAGE([.AH4:.AH9])" office:value-type="float" office:value="97.8343668046929" calcext:value-type="float">
            <text:p>97.8343668046929</text:p>
          </table:table-cell>
          <table:table-cell table:formula="of:=AVERAGE([.AI4:.AI9])" office:value-type="float" office:value="98.0013986383043" calcext:value-type="float">
            <text:p>98.0013986383043</text:p>
          </table:table-cell>
          <table:table-cell table:formula="of:=AVERAGE([.AJ4:.AJ9])" office:value-type="float" office:value="98.4191298481" calcext:value-type="float">
            <text:p>98.41912984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tepsize</text:p>
          </table:table-cell>
          <table:table-cell table:number-columns-repeated="4"/>
          <table:table-cell table:style-name="ce8" office:value-type="float" office:value="98.1318369912321" calcext:value-type="float">
            <text:p>98.1318369912321</text:p>
          </table:table-cell>
          <table:table-cell table:style-name="ce8" office:value-type="float" office:value="97.8904821058859" calcext:value-type="float">
            <text:p>97.8904821058859</text:p>
          </table:table-cell>
          <table:table-cell table:style-name="ce8" office:value-type="float" office:value="98.0418007996947" calcext:value-type="float">
            <text:p>98.0418007996947</text:p>
          </table:table-cell>
          <table:table-cell table:style-name="ce8" office:value-type="float" office:value="98.4191298479" calcext:value-type="float">
            <text:p>98.4191298479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4:.AG9])" office:value-type="float" office:value="0.201560431493742" calcext:value-type="float">
            <text:p>0.201560431493742</text:p>
          </table:table-cell>
          <table:table-cell table:formula="of:=STDEV([.AH4:.AH9])" office:value-type="float" office:value="0.235131286644965" calcext:value-type="float">
            <text:p>0.235131286644965</text:p>
          </table:table-cell>
          <table:table-cell table:formula="of:=STDEV([.AI4:.AI9])" office:value-type="float" office:value="0.181531278374404" calcext:value-type="float">
            <text:p>0.181531278374404</text:p>
          </table:table-cell>
          <table:table-cell table:formula="of:=STDEV([.AJ4:.AJ9])" office:value-type="float" office:value="0.000000000374164820164178" calcext:value-type="float">
            <text:p>3.74164820164178E-10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14]+3*[.AG15]" office:value-type="float" office:value="98.7418043565401" calcext:value-type="float">
            <text:p>98.7418043565401</text:p>
          </table:table-cell>
          <table:table-cell table:formula="of:=[.AH14]+3*[.AH15]" office:value-type="float" office:value="98.5397606646278" calcext:value-type="float">
            <text:p>98.5397606646278</text:p>
          </table:table-cell>
          <table:table-cell table:formula="of:=[.AI14]+3*[.AI15]" office:value-type="float" office:value="98.5459924734275" calcext:value-type="float">
            <text:p>98.5459924734275</text:p>
          </table:table-cell>
          <table:table-cell table:formula="of:=[.AJ14]+3*[.AJ15]" office:value-type="float" office:value="98.4191298492225" calcext:value-type="float">
            <text:p>98.4191298492225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14]-3*[.AG15]" office:value-type="float" office:value="97.5324417675776" calcext:value-type="float">
            <text:p>97.5324417675776</text:p>
          </table:table-cell>
          <table:table-cell table:formula="of:=[.AH14]-3*[.AH15]" office:value-type="float" office:value="97.128972944758" calcext:value-type="float">
            <text:p>97.128972944758</text:p>
          </table:table-cell>
          <table:table-cell table:formula="of:=[.AI14]-3*[.AI15]" office:value-type="float" office:value="97.4568048031811" calcext:value-type="float">
            <text:p>97.4568048031811</text:p>
          </table:table-cell>
          <table:table-cell table:formula="of:=[.AJ14]-3*[.AJ15]" office:value-type="float" office:value="98.4191298469775" calcext:value-type="float">
            <text:p>98.4191298469775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35"/>
          <table:table-cell table:style-name="ce8" office:value-type="string" calcext:value-type="string">
            <text:p>Mean 2</text:p>
          </table:table-cell>
          <table:table-cell table:style-name="ce8" table:formula="of:=AVERAGE([.AK4:.AK11])" office:value-type="float" office:value="98.1318369912321" calcext:value-type="float">
            <text:p>98.1318369912321</text:p>
          </table:table-cell>
          <table:table-cell table:style-name="ce8" table:formula="of:=AVERAGE([.AL5:.AL11])" office:value-type="float" office:value="97.8904821058859" calcext:value-type="float">
            <text:p>97.8904821058859</text:p>
          </table:table-cell>
          <table:table-cell table:style-name="ce8" table:formula="of:=AVERAGE([.AM5:.AM11])" office:value-type="float" office:value="98.0418007996947" calcext:value-type="float">
            <text:p>98.0418007996947</text:p>
          </table:table-cell>
          <table:table-cell table:style-name="ce8" table:formula="of:=AVERAGE([.AN4:.AN11])" office:value-type="float" office:value="98.4191298479" calcext:value-type="float">
            <text:p>98.4191298479</text:p>
          </table:table-cell>
        </table:table-row>
        <table:table-row table:style-name="ro1">
          <table:table-cell table:number-columns-repeated="35"/>
          <table:table-cell table:style-name="ce8" office:value-type="string" calcext:value-type="string">
            <text:p>st. dev. 2</text:p>
          </table:table-cell>
          <table:table-cell table:style-name="ce8" table:formula="of:=STDEV([.AK4:.AK11])" office:value-type="float" office:value="0.279064451467737" calcext:value-type="float">
            <text:p>0.279064451467737</text:p>
          </table:table-cell>
          <table:table-cell table:style-name="ce8" table:formula="of:=STDEV([.AL5:.AL11])" office:value-type="float" office:value="0.260988040904726" calcext:value-type="float">
            <text:p>0.260988040904726</text:p>
          </table:table-cell>
          <table:table-cell table:style-name="ce8" table:formula="of:=STDEV([.AM5:.AM11])" office:value-type="float" office:value="0.197199594418107" calcext:value-type="float">
            <text:p>0.197199594418107</text:p>
          </table:table-cell>
          <table:table-cell table:style-name="ce8" table:formula="of:=STDEV([.AN4:.AN11])" office:value-type="float" office:value="0.00000000048986276626753" calcext:value-type="float">
            <text:p>4.8986276626753E-10</text:p>
          </table:table-cell>
        </table:table-row>
        <table:table-row table:style-name="ro1" table:number-rows-repeated="9">
          <table:table-cell table:number-columns-repeated="4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X-Xbar</text:p>
          </table:table-cell>
          <table:covered-table-cell table:number-columns-repeated="3" table:style-name="ce6"/>
          <table:table-cell table:style-name="ce4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alues should use</text:p>
          </table:table-cell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7" office:value-type="string" calcext:value-type="string">
            <text:p>ARC </text:p>
          </table:table-cell>
          <table:table-cell table:style-name="ce7" office:value-type="string" calcext:value-type="string">
            <text:p>DOR</text:p>
          </table:table-cell>
          <table:table-cell table:style-name="ce5" office:value-type="string" calcext:value-type="string">
            <text:p>av 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/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RC</text:p>
          </table:table-cell>
          <table:table-cell table:style-name="ce7" office:value-type="string" calcext:value-type="string">
            <text:p>DOR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6.7014960431897" calcext:value-type="float">
            <text:p>96.7014960431897</text:p>
          </table:table-cell>
          <table:table-cell office:value-type="float" office:value="97.3460144927544" calcext:value-type="float">
            <text:p>97.3460144927544</text:p>
          </table:table-cell>
          <table:table-cell office:value-type="float" office:value="97.0237552679721" calcext:value-type="float">
            <text:p>97.0237552679721</text:p>
          </table:table-cell>
          <table:table-cell office:value-type="float" office:value="98.419129382475" calcext:value-type="float">
            <text:p>98.419129382475</text:p>
          </table:table-cell>
          <table:table-cell table:style-name="ce16" table:formula="of:=[.Y33]-[.$Y$41]" office:value-type="float" office:value="-1.00881884871205" calcext:value-type="float">
            <text:p>-1.00881884871205</text:p>
          </table:table-cell>
          <table:table-cell table:style-name="ce16" table:formula="of:=[.Z33]-[.$Z$41]" office:value-type="float" office:value="-0.533883928570717" calcext:value-type="float">
            <text:p>-0.533883928570717</text:p>
          </table:table-cell>
          <table:table-cell table:style-name="ce16" table:formula="of:=[.AA33]-[.$AA$41]" office:value-type="float" office:value="-0.771351388641321" calcext:value-type="float">
            <text:p>-0.771351388641321</text:p>
          </table:table-cell>
          <table:table-cell table:formula="of:=[.AB33]-[.$AB$41]" office:value-type="float" office:value="0.000000465350012746058" calcext:value-type="float">
            <text:p>4.65350012746058E-07</text:p>
          </table:table-cell>
          <table:table-cell office:value-type="float" office:value="97.776802675275" calcext:value-type="float">
            <text:p>97.776802675275</text:p>
          </table:table-cell>
          <table:table-cell office:value-type="float" office:value="97.999957374254" calcext:value-type="float">
            <text:p>97.999957374254</text:p>
          </table:table-cell>
          <table:table-cell office:value-type="float" office:value="97.8883800247645" calcext:value-type="float">
            <text:p>97.8883800247645</text:p>
          </table:table-cell>
          <table:table-cell office:value-type="float" office:value="98.4191298486" calcext:value-type="float">
            <text:p>98.4191298486</text:p>
          </table:table-cell>
          <table:table-cell office:value-type="string" calcext:value-type="string">
            <text:p>lower limit</text:p>
          </table:table-cell>
          <table:table-cell office:value-type="float" office:value="97.3460144927544" calcext:value-type="float">
            <text:p>97.3460144927544</text:p>
          </table:table-cell>
          <table:table-cell office:value-type="string" calcext:value-type="string">
            <text:p>lower</text:p>
          </table:table-cell>
          <table:table-cell office:value-type="float" office:value="98.4191298486" calcext:value-type="float">
            <text:p>98.4191298486</text:p>
          </table:table-cell>
        </table:table-row>
        <table:table-row table:style-name="ro1">
          <table:table-cell/>
          <table:table-cell office:value-type="float" office:value="-173.057013803429" calcext:value-type="float">
            <text:p>-173.057013803429</text:p>
          </table:table-cell>
          <table:table-cell office:value-type="float" office:value="-174.273913043479" calcext:value-type="float">
            <text:p>-174.273913043479</text:p>
          </table:table-cell>
          <table:table-cell table:formula="of:=([.B34]+[.C34])/2" office:value-type="float" office:value="-173.665463423454" calcext:value-type="float">
            <text:p>-173.665463423454</text:p>
          </table:table-cell>
          <table:table-cell office:value-type="float" office:value="-177.154432982" calcext:value-type="float">
            <text:p>-177.154432982</text:p>
          </table:table-cell>
          <table:table-cell table:formula="of:=[.B35]-[.B34]" office:value-type="float" office:value="96.7014960431897" calcext:value-type="float">
            <text:p>96.7014960431897</text:p>
          </table:table-cell>
          <table:table-cell table:formula="of:=[.C35]-[.C34]" office:value-type="float" office:value="97.3460144927544" calcext:value-type="float">
            <text:p>97.3460144927544</text:p>
          </table:table-cell>
          <table:table-cell table:formula="of:=[.D35]-[.D34]" office:value-type="float" office:value="97.0237552679721" calcext:value-type="float">
            <text:p>97.0237552679721</text:p>
          </table:table-cell>
          <table:table-cell table:formula="of:=[.E35]-[.E34]" office:value-type="float" office:value="98.419129382475" calcext:value-type="float">
            <text:p>98.419129382475</text:p>
          </table:table-cell>
          <table:table-cell table:formula="of:=[.F34]-[.$F$44]" office:value-type="float" office:value="-1.10720825485491" calcext:value-type="float">
            <text:p>-1.10720825485491</text:p>
          </table:table-cell>
          <table:table-cell table:formula="of:=[.G34]-[.$G$44]" office:value-type="float" office:value="-0.533883928570688" calcext:value-type="float">
            <text:p>-0.533883928570688</text:p>
          </table:table-cell>
          <table:table-cell table:formula="of:=[.H34]-[.$H$44]" office:value-type="float" office:value="-0.881544444161534" calcext:value-type="float">
            <text:p>-0.881544444161534</text:p>
          </table:table-cell>
          <table:table-cell table:formula="of:=[.I34]-[.$I$44]" office:value-type="float" office:value="-0.000000465424989215535" calcext:value-type="float">
            <text:p>-4.65424989215535E-07</text:p>
          </table:table-cell>
          <table:table-cell table:formula="of:=[.I34]+[.J34]" office:value-type="float" office:value="97.3119211276201" calcext:value-type="float">
            <text:p>97.3119211276201</text:p>
          </table:table-cell>
          <table:table-cell table:formula="of:=[.I34]+[.K34]" office:value-type="float" office:value="97.8852454539043" calcext:value-type="float">
            <text:p>97.8852454539043</text:p>
          </table:table-cell>
          <table:table-cell table:formula="of:=[.I34]+[.L34]" office:value-type="float" office:value="97.5375849383135" calcext:value-type="float">
            <text:p>97.5375849383135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35]-[.N34]" office:value-type="float" office:value="-175.498712279751" calcext:value-type="float">
            <text:p>-175.498712279751</text:p>
          </table:table-cell>
          <table:table-cell table:formula="of:=[.T35]-[.O34]" office:value-type="float" office:value="-176.430835026679" calcext:value-type="float">
            <text:p>-176.430835026679</text:p>
          </table:table-cell>
          <table:table-cell table:formula="of:=[.U35]-[.P34]" office:value-type="float" office:value="-175.72078024342" calcext:value-type="float">
            <text:p>-175.72078024342</text:p>
          </table:table-cell>
          <table:table-cell table:formula="of:=[.V35]-[.Q34]" office:value-type="float" office:value="-177.1544348434" calcext:value-type="float">
            <text:p>-177.154434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776802675275" calcext:value-type="float">
            <text:p>97.776802675275</text:p>
          </table:table-cell>
          <table:table-cell office:value-type="float" office:value="97.999957374254" calcext:value-type="float">
            <text:p>97.999957374254</text:p>
          </table:table-cell>
          <table:table-cell office:value-type="float" office:value="97.8883800247645" calcext:value-type="float">
            <text:p>97.8883800247645</text:p>
          </table:table-cell>
          <table:table-cell office:value-type="float" office:value="98.419126589025" calcext:value-type="float">
            <text:p>98.419126589025</text:p>
          </table:table-cell>
          <table:table-cell table:formula="of:=[.Y34]-[.$Y$41]" office:value-type="float" office:value="0.0664877833731907" calcext:value-type="float">
            <text:p>0.066487783373191</text:p>
          </table:table-cell>
          <table:table-cell table:formula="of:=[.Z34]-[.$Z$41]" office:value-type="float" office:value="0.1200589529289" calcext:value-type="float">
            <text:p>0.1200589529289</text:p>
          </table:table-cell>
          <table:table-cell table:formula="of:=[.AA34]-[.$AA$41]" office:value-type="float" office:value="0.0932733681511024" calcext:value-type="float">
            <text:p>0.093273368151103</text:p>
          </table:table-cell>
          <table:table-cell table:formula="of:=[.AB34]-[.$AB$41]" office:value-type="float" office:value="-0.00000232809999545225" calcext:value-type="float">
            <text:p>-2.32809999545225E-06</text:p>
          </table:table-cell>
          <table:table-cell office:value-type="float" office:value="97.7205842177073" calcext:value-type="float">
            <text:p>97.7205842177073</text:p>
          </table:table-cell>
          <table:table-cell office:value-type="float" office:value="97.778214285714" calcext:value-type="float">
            <text:p>97.778214285714</text:p>
          </table:table-cell>
          <table:table-cell office:value-type="float" office:value="97.9831912685174" calcext:value-type="float">
            <text:p>97.9831912685174</text:p>
          </table:table-cell>
          <table:table-cell office:value-type="float" office:value="98.4191298484" calcext:value-type="float">
            <text:p>98.4191298484</text:p>
          </table:table-cell>
          <table:table-cell office:value-type="float" office:value="97.776802675275" calcext:value-type="float">
            <text:p>97.776802675275</text:p>
          </table:table-cell>
          <table:table-cell office:value-type="float" office:value="97.999957374254" calcext:value-type="float">
            <text:p>97.999957374254</text:p>
          </table:table-cell>
          <table:table-cell office:value-type="float" office:value="97.8883800247645" calcext:value-type="float">
            <text:p>97.8883800247645</text:p>
          </table:table-cell>
          <table:table-cell office:value-type="float" office:value="98.4191298484" calcext:value-type="float">
            <text:p>98.4191298484</text:p>
          </table:table-cell>
        </table:table-row>
        <table:table-row table:style-name="ro1">
          <table:table-cell/>
          <table:table-cell office:value-type="float" office:value="-76.3555177602393" calcext:value-type="float">
            <text:p>-76.3555177602393</text:p>
          </table:table-cell>
          <table:table-cell office:value-type="float" office:value="-76.9278985507246" calcext:value-type="float">
            <text:p>-76.9278985507246</text:p>
          </table:table-cell>
          <table:table-cell table:formula="of:=([.B35]+[.C35])/2" office:value-type="float" office:value="-76.641708155482" calcext:value-type="float">
            <text:p>-76.641708155482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36]-[.B35]" office:value-type="float" office:value="97.776802675275" calcext:value-type="float">
            <text:p>97.776802675275</text:p>
          </table:table-cell>
          <table:table-cell table:formula="of:=[.C36]-[.C35]" office:value-type="float" office:value="97.999957374254" calcext:value-type="float">
            <text:p>97.999957374254</text:p>
          </table:table-cell>
          <table:table-cell table:formula="of:=[.D36]-[.D35]" office:value-type="float" office:value="97.8883800247645" calcext:value-type="float">
            <text:p>97.8883800247645</text:p>
          </table:table-cell>
          <table:table-cell table:formula="of:=[.E36]-[.E35]" office:value-type="float" office:value="98.419126589025" calcext:value-type="float">
            <text:p>98.419126589025</text:p>
          </table:table-cell>
          <table:table-cell table:formula="of:=[.F35]-[.$F$44]" office:value-type="float" office:value="-0.0319016227696096" calcext:value-type="float">
            <text:p>-0.03190162276961</text:p>
          </table:table-cell>
          <table:table-cell table:formula="of:=[.G35]-[.$G$44]" office:value-type="float" office:value="0.120058952928915" calcext:value-type="float">
            <text:p>0.120058952928915</text:p>
          </table:table-cell>
          <table:table-cell table:formula="of:=[.H35]-[.$H$44]" office:value-type="float" office:value="-0.0169196873690964" calcext:value-type="float">
            <text:p>-0.016919687369097</text:p>
          </table:table-cell>
          <table:table-cell table:formula="of:=[.I35]-[.$I$44]" office:value-type="float" office:value="-0.00000325887499741384" calcext:value-type="float">
            <text:p>-3.25887499741384E-06</text:p>
          </table:table-cell>
          <table:table-cell table:formula="of:=[.I35]+[.J35]" office:value-type="float" office:value="98.3872249662554" calcext:value-type="float">
            <text:p>98.3872249662554</text:p>
          </table:table-cell>
          <table:table-cell table:formula="of:=[.I35]+[.K35]" office:value-type="float" office:value="98.5391855419539" calcext:value-type="float">
            <text:p>98.5391855419539</text:p>
          </table:table-cell>
          <table:table-cell table:formula="of:=[.I35]+[.L35]" office:value-type="float" office:value="98.4022069016559" calcext:value-type="float">
            <text:p>98.4022069016559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36]-[.N35]" office:value-type="float" office:value="-78.1867911521305" calcext:value-type="float">
            <text:p>-78.1867911521305</text:p>
          </table:table-cell>
          <table:table-cell table:formula="of:=[.T36]-[.O35]" office:value-type="float" office:value="-78.5455895727743" calcext:value-type="float">
            <text:p>-78.5455895727743</text:p>
          </table:table-cell>
          <table:table-cell table:formula="of:=[.U36]-[.P35]" office:value-type="float" office:value="-78.1831953051062" calcext:value-type="float">
            <text:p>-78.1831953051062</text:p>
          </table:table-cell>
          <table:table-cell table:formula="of:=[.V36]-[.Q35]" office:value-type="float" office:value="-78.735305460925" calcext:value-type="float">
            <text:p>-78.735305460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.7205842177073" calcext:value-type="float">
            <text:p>97.7205842177073</text:p>
          </table:table-cell>
          <table:table-cell office:value-type="float" office:value="98.2457983193276" calcext:value-type="float">
            <text:p>98.2457983193276</text:p>
          </table:table-cell>
          <table:table-cell office:value-type="float" office:value="97.9831912685174" calcext:value-type="float">
            <text:p>97.9831912685174</text:p>
          </table:table-cell>
          <table:table-cell office:value-type="float" office:value="98.4191298486" calcext:value-type="float">
            <text:p>98.4191298486</text:p>
          </table:table-cell>
          <table:table-cell table:formula="of:=[.Y35]-[.$Y$41]" office:value-type="float" office:value="0.0102693258054956" calcext:value-type="float">
            <text:p>0.010269325805496</text:p>
          </table:table-cell>
          <table:table-cell table:style-name="ce16" table:formula="of:=[.Z35]-[.$Z$41]" office:value-type="float" office:value="0.365899898002482" calcext:value-type="float">
            <text:p>0.365899898002482</text:p>
          </table:table-cell>
          <table:table-cell table:formula="of:=[.AA35]-[.$AA$41]" office:value-type="float" office:value="0.188084611904003" calcext:value-type="float">
            <text:p>0.188084611904003</text:p>
          </table:table-cell>
          <table:table-cell table:formula="of:=[.AB35]-[.$AB$41]" office:value-type="float" office:value="0.000000931475000243154" calcext:value-type="float">
            <text:p>9.31475000243154E-07</text:p>
          </table:table-cell>
          <table:table-cell office:value-type="float" office:value="97.730362455543" calcext:value-type="float">
            <text:p>97.730362455543</text:p>
          </table:table-cell>
          <table:table-cell office:value-type="float" office:value="97.874637681159" calcext:value-type="float">
            <text:p>97.874637681159</text:p>
          </table:table-cell>
          <table:table-cell office:value-type="float" office:value="97.9535057947355" calcext:value-type="float">
            <text:p>97.9535057947355</text:p>
          </table:table-cell>
          <table:table-cell office:value-type="float" office:value="98.4191298482" calcext:value-type="float">
            <text:p>98.4191298482</text:p>
          </table:table-cell>
          <table:table-cell office:value-type="float" office:value="97.7205842177073" calcext:value-type="float">
            <text:p>97.7205842177073</text:p>
          </table:table-cell>
          <table:table-cell office:value-type="float" office:value="98.2457983193276" calcext:value-type="float">
            <text:p>98.2457983193276</text:p>
          </table:table-cell>
          <table:table-cell office:value-type="float" office:value="97.9831912685174" calcext:value-type="float">
            <text:p>97.9831912685174</text:p>
          </table:table-cell>
          <table:table-cell office:value-type="float" office:value="98.4191298482" calcext:value-type="float">
            <text:p>98.4191298482</text:p>
          </table:table-cell>
        </table:table-row>
        <table:table-row table:style-name="ro1">
          <table:table-cell/>
          <table:table-cell office:value-type="float" office:value="21.4212849150357" calcext:value-type="float">
            <text:p>21.4212849150357</text:p>
          </table:table-cell>
          <table:table-cell office:value-type="float" office:value="21.0720588235294" calcext:value-type="float">
            <text:p>21.0720588235294</text:p>
          </table:table-cell>
          <table:table-cell table:formula="of:=([.B36]+[.C36])/2" office:value-type="float" office:value="21.2466718692826" calcext:value-type="float">
            <text:p>21.2466718692826</text:p>
          </table:table-cell>
          <table:table-cell office:value-type="float" office:value="19.6838229895" calcext:value-type="float">
            <text:p>19.6838229895</text:p>
          </table:table-cell>
          <table:table-cell table:formula="of:=[.B37]-[.B36]" office:value-type="float" office:value="97.7205842177073" calcext:value-type="float">
            <text:p>97.7205842177073</text:p>
          </table:table-cell>
          <table:table-cell table:formula="of:=[.C37]-[.C36]" office:value-type="float" office:value="98.2457983193276" calcext:value-type="float">
            <text:p>98.2457983193276</text:p>
          </table:table-cell>
          <table:table-cell table:formula="of:=[.D37]-[.D36]" office:value-type="float" office:value="97.9831912685174" calcext:value-type="float">
            <text:p>97.9831912685174</text:p>
          </table:table-cell>
          <table:table-cell table:formula="of:=[.E37]-[.E36]" office:value-type="float" office:value="98.4191298486" calcext:value-type="float">
            <text:p>98.4191298486</text:p>
          </table:table-cell>
          <table:table-cell table:formula="of:=[.F36]-[.$F$44]" office:value-type="float" office:value="-0.0881200803373048" calcext:value-type="float">
            <text:p>-0.088120080337305</text:p>
          </table:table-cell>
          <table:table-cell table:formula="of:=[.G36]-[.$G$44]" office:value-type="float" office:value="0.365899898002496" calcext:value-type="float">
            <text:p>0.365899898002496</text:p>
          </table:table-cell>
          <table:table-cell table:formula="of:=[.H36]-[.$H$44]" office:value-type="float" office:value="0.0778915563838467" calcext:value-type="float">
            <text:p>0.077891556383847</text:p>
          </table:table-cell>
          <table:table-cell table:formula="of:=[.I36]-[.$I$44]" office:value-type="float" office:value="0.00000000069999828156142" calcext:value-type="float">
            <text:p>6.9999828156142E-10</text:p>
          </table:table-cell>
          <table:table-cell table:formula="of:=[.I36]+[.J36]" office:value-type="float" office:value="98.3310097682627" calcext:value-type="float">
            <text:p>98.3310097682627</text:p>
          </table:table-cell>
          <table:table-cell table:formula="of:=[.I36]+[.K36]" office:value-type="float" office:value="98.7850297466025" calcext:value-type="float">
            <text:p>98.7850297466025</text:p>
          </table:table-cell>
          <table:table-cell table:formula="of:=[.I36]+[.L36]" office:value-type="float" office:value="98.4970214049838" calcext:value-type="float">
            <text:p>98.497021404983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37]-[.N36]" office:value-type="float" office:value="20.2004338141249" calcext:value-type="float">
            <text:p>20.2004338141249</text:p>
          </table:table-cell>
          <table:table-cell table:formula="of:=[.T37]-[.O36]" office:value-type="float" office:value="19.9935959691796" calcext:value-type="float">
            <text:p>19.9935959691796</text:p>
          </table:table-cell>
          <table:table-cell table:formula="of:=[.U37]-[.P36]" office:value-type="float" office:value="20.2190115965497" calcext:value-type="float">
            <text:p>20.2190115965497</text:p>
          </table:table-cell>
          <table:table-cell table:formula="of:=[.V37]-[.Q36]" office:value-type="float" office:value="19.68382392155" calcext:value-type="float">
            <text:p>19.68382392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.128797303757" calcext:value-type="float">
            <text:p>98.128797303757</text:p>
          </table:table-cell>
          <table:table-cell office:value-type="float" office:value="97.778214285714" calcext:value-type="float">
            <text:p>97.778214285714</text:p>
          </table:table-cell>
          <table:table-cell office:value-type="float" office:value="97.9535057947355" calcext:value-type="float">
            <text:p>97.9535057947355</text:p>
          </table:table-cell>
          <table:table-cell office:value-type="float" office:value="98.4191298484" calcext:value-type="float">
            <text:p>98.4191298484</text:p>
          </table:table-cell>
          <table:table-cell table:style-name="ce16" table:formula="of:=[.Y36]-[.$Y$41]" office:value-type="float" office:value="0.418482411855237" calcext:value-type="float">
            <text:p>0.418482411855237</text:p>
          </table:table-cell>
          <table:table-cell table:formula="of:=[.Z36]-[.$Z$41]" office:value-type="float" office:value="-0.101684135611094" calcext:value-type="float">
            <text:p>-0.101684135611094</text:p>
          </table:table-cell>
          <table:table-cell table:formula="of:=[.AA36]-[.$AA$41]" office:value-type="float" office:value="0.158399138122107" calcext:value-type="float">
            <text:p>0.158399138122107</text:p>
          </table:table-cell>
          <table:table-cell table:formula="of:=[.AB36]-[.$AB$41]" office:value-type="float" office:value="0.000000931275010884747" calcext:value-type="float">
            <text:p>9.31275010884747E-07</text:p>
          </table:table-cell>
          <table:table-cell office:value-type="float" office:value="97.9162337539567" calcext:value-type="float">
            <text:p>97.9162337539567</text:p>
          </table:table-cell>
          <table:table-cell office:value-type="float" office:value="98.1695448050621" calcext:value-type="float">
            <text:p>98.1695448050621</text:p>
          </table:table-cell>
          <table:table-cell office:value-type="float" office:value="97.802500068351" calcext:value-type="float">
            <text:p>97.802500068351</text:p>
          </table:table-cell>
          <table:table-cell office:value-type="float" office:value="98.419129848" calcext:value-type="float">
            <text:p>98.419129848</text:p>
          </table:table-cell>
          <table:table-cell office:value-type="string" calcext:value-type="string">
            <text:p>upper</text:p>
          </table:table-cell>
          <table:table-cell office:value-type="float" office:value="97.778214285714" calcext:value-type="float">
            <text:p>97.778214285714</text:p>
          </table:table-cell>
          <table:table-cell office:value-type="float" office:value="97.9535057947355" calcext:value-type="float">
            <text:p>97.9535057947355</text:p>
          </table:table-cell>
          <table:table-cell office:value-type="float" office:value="98.419129848" calcext:value-type="float">
            <text:p>98.419129848</text:p>
          </table:table-cell>
        </table:table-row>
        <table:table-row table:style-name="ro1">
          <table:table-cell/>
          <table:table-cell office:value-type="float" office:value="119.141869132743" calcext:value-type="float">
            <text:p>119.141869132743</text:p>
          </table:table-cell>
          <table:table-cell office:value-type="float" office:value="119.317857142857" calcext:value-type="float">
            <text:p>119.317857142857</text:p>
          </table:table-cell>
          <table:table-cell table:formula="of:=([.B37]+[.C37])/2" office:value-type="float" office:value="119.2298631378" calcext:value-type="float">
            <text:p>119.2298631378</text:p>
          </table:table-cell>
          <table:table-cell office:value-type="float" office:value="118.1029528381" calcext:value-type="float">
            <text:p>118.1029528381</text:p>
          </table:table-cell>
          <table:table-cell table:formula="of:=[.B38]-[.B37]" office:value-type="float" office:value="98.128797303757" calcext:value-type="float">
            <text:p>98.128797303757</text:p>
          </table:table-cell>
          <table:table-cell table:formula="of:=[.C38]-[.C37]" office:value-type="float" office:value="97.778214285714" calcext:value-type="float">
            <text:p>97.778214285714</text:p>
          </table:table-cell>
          <table:table-cell table:formula="of:=[.D38]-[.D37]" office:value-type="float" office:value="97.9535057947355" calcext:value-type="float">
            <text:p>97.9535057947355</text:p>
          </table:table-cell>
          <table:table-cell table:formula="of:=[.E38]-[.E37]" office:value-type="float" office:value="98.4191298484" calcext:value-type="float">
            <text:p>98.4191298484</text:p>
          </table:table-cell>
          <table:table-cell table:formula="of:=[.F37]-[.$F$44]" office:value-type="float" office:value="0.320093005712394" calcext:value-type="float">
            <text:p>0.320093005712394</text:p>
          </table:table-cell>
          <table:table-cell table:formula="of:=[.G37]-[.$G$44]" office:value-type="float" office:value="-0.10168413561108" calcext:value-type="float">
            <text:p>-0.10168413561108</text:p>
          </table:table-cell>
          <table:table-cell table:formula="of:=[.H37]-[.$H$44]" office:value-type="float" office:value="0.048206082601908" calcext:value-type="float">
            <text:p>0.048206082601908</text:p>
          </table:table-cell>
          <table:table-cell table:formula="of:=[.I37]-[.$I$44]" office:value-type="float" office:value="0.000000000500008923154383" calcext:value-type="float">
            <text:p>5.00008923154383E-10</text:p>
          </table:table-cell>
          <table:table-cell table:formula="of:=[.I37]+[.J37]" office:value-type="float" office:value="98.7392228541124" calcext:value-type="float">
            <text:p>98.7392228541124</text:p>
          </table:table-cell>
          <table:table-cell table:formula="of:=[.I37]+[.K37]" office:value-type="float" office:value="98.3174457127889" calcext:value-type="float">
            <text:p>98.3174457127889</text:p>
          </table:table-cell>
          <table:table-cell table:formula="of:=[.I37]+[.L37]" office:value-type="float" office:value="98.4673359310019" calcext:value-type="float">
            <text:p>98.4673359310019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38]-[.N37]" office:value-type="float" office:value="118.531443582388" calcext:value-type="float">
            <text:p>118.531443582388</text:p>
          </table:table-cell>
          <table:table-cell table:formula="of:=[.T38]-[.O37]" office:value-type="float" office:value="118.778625715782" calcext:value-type="float">
            <text:p>118.778625715782</text:p>
          </table:table-cell>
          <table:table-cell table:formula="of:=[.U38]-[.P37]" office:value-type="float" office:value="118.716033001534" calcext:value-type="float">
            <text:p>118.716033001534</text:p>
          </table:table-cell>
          <table:table-cell table:formula="of:=[.V38]-[.Q37]" office:value-type="float" office:value="118.102953304025" calcext:value-type="float">
            <text:p>118.1029533040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.730362455543" calcext:value-type="float">
            <text:p>97.730362455543</text:p>
          </table:table-cell>
          <table:table-cell office:value-type="float" office:value="97.874637681159" calcext:value-type="float">
            <text:p>97.874637681159</text:p>
          </table:table-cell>
          <table:table-cell office:value-type="float" office:value="97.802500068351" calcext:value-type="float">
            <text:p>97.802500068351</text:p>
          </table:table-cell>
          <table:table-cell office:value-type="float" office:value="98.4191298484" calcext:value-type="float">
            <text:p>98.4191298484</text:p>
          </table:table-cell>
          <table:table-cell table:formula="of:=[.Y37]-[.$Y$41]" office:value-type="float" office:value="0.0200475636411994" calcext:value-type="float">
            <text:p>0.0200475636412</text:p>
          </table:table-cell>
          <table:table-cell table:formula="of:=[.Z37]-[.$Z$41]" office:value-type="float" office:value="-0.00526074016609357" calcext:value-type="float">
            <text:p>-0.005260740166094</text:p>
          </table:table-cell>
          <table:table-cell table:formula="of:=[.AA37]-[.$AA$41]" office:value-type="float" office:value="0.00739341173759556" calcext:value-type="float">
            <text:p>0.007393411737596</text:p>
          </table:table-cell>
          <table:table-cell table:formula="of:=[.AB37]-[.$AB$41]" office:value-type="float" office:value="0.000000931275010884747" calcext:value-type="float">
            <text:p>9.31275010884747E-07</text:p>
          </table:table-cell>
          <table:table-cell office:value-type="float" office:value="97.9545711068822" calcext:value-type="float">
            <text:p>97.9545711068822</text:p>
          </table:table-cell>
          <table:table-cell office:value-type="float" office:value="98.0764386317907" calcext:value-type="float">
            <text:p>98.0764386317907</text:p>
          </table:table-cell>
          <table:table-cell office:value-type="float" office:value="98.0155048693365" calcext:value-type="float">
            <text:p>98.0155048693365</text:p>
          </table:table-cell>
          <table:table-cell office:value-type="float" office:value="98.4191298478" calcext:value-type="float">
            <text:p>98.4191298478</text:p>
          </table:table-cell>
          <table:table-cell office:value-type="float" office:value="97.730362455543" calcext:value-type="float">
            <text:p>97.730362455543</text:p>
          </table:table-cell>
          <table:table-cell office:value-type="float" office:value="97.874637681159" calcext:value-type="float">
            <text:p>97.874637681159</text:p>
          </table:table-cell>
          <table:table-cell office:value-type="float" office:value="97.802500068351" calcext:value-type="float">
            <text:p>97.802500068351</text:p>
          </table:table-cell>
          <table:table-cell office:value-type="float" office:value="98.4191298478" calcext:value-type="float">
            <text:p>98.4191298478</text:p>
          </table:table-cell>
        </table:table-row>
        <table:table-row table:style-name="ro1">
          <table:table-cell/>
          <table:table-cell office:value-type="float" office:value="217.2706664365" calcext:value-type="float">
            <text:p>217.2706664365</text:p>
          </table:table-cell>
          <table:table-cell office:value-type="float" office:value="217.096071428571" calcext:value-type="float">
            <text:p>217.096071428571</text:p>
          </table:table-cell>
          <table:table-cell table:formula="of:=([.B38]+[.C38])/2" office:value-type="float" office:value="217.183368932535" calcext:value-type="float">
            <text:p>217.183368932535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8]" office:value-type="float" office:value="217.2706664365" calcext:value-type="float">
            <text:p>217.2706664365</text:p>
          </table:table-cell>
          <table:table-cell table:formula="of:=[.C38]" office:value-type="float" office:value="217.096071428571" calcext:value-type="float">
            <text:p>217.096071428571</text:p>
          </table:table-cell>
          <table:table-cell table:formula="of:=[.D38]" office:value-type="float" office:value="217.183368932535" calcext:value-type="float">
            <text:p>217.183368932535</text:p>
          </table:table-cell>
          <table:table-cell table:formula="of:=[.E38]" office:value-type="float" office:value="216.5220826865" calcext:value-type="float">
            <text:p>216.52208268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9162337539567" calcext:value-type="float">
            <text:p>97.9162337539567</text:p>
          </table:table-cell>
          <table:table-cell office:value-type="float" office:value="98.1695448050621" calcext:value-type="float">
            <text:p>98.1695448050621</text:p>
          </table:table-cell>
          <table:table-cell office:value-type="float" office:value="98.0428892795094" calcext:value-type="float">
            <text:p>98.0428892795094</text:p>
          </table:table-cell>
          <table:table-cell office:value-type="float" office:value="98.4191298486" calcext:value-type="float">
            <text:p>98.4191298486</text:p>
          </table:table-cell>
          <table:table-cell table:formula="of:=[.Y38]-[.$Y$41]" office:value-type="float" office:value="0.205918862054901" calcext:value-type="float">
            <text:p>0.205918862054901</text:p>
          </table:table-cell>
          <table:table-cell table:formula="of:=[.Z38]-[.$Z$41]" office:value-type="float" office:value="0.289646383737008" calcext:value-type="float">
            <text:p>0.289646383737008</text:p>
          </table:table-cell>
          <table:table-cell table:style-name="ce16" table:formula="of:=[.AA38]-[.$AA$41]" office:value-type="float" office:value="0.247782622895969" calcext:value-type="float">
            <text:p>0.247782622895969</text:p>
          </table:table-cell>
          <table:table-cell table:formula="of:=[.AB38]-[.$AB$41]" office:value-type="float" office:value="0.000000931475000243154" calcext:value-type="float">
            <text:p>9.31475000243154E-07</text:p>
          </table:table-cell>
          <table:table-cell office:value-type="float" office:value="97.7536715789031" calcext:value-type="float">
            <text:p>97.7536715789031</text:p>
          </table:table-cell>
          <table:table-cell office:value-type="float" office:value="97.5485817805392" calcext:value-type="float">
            <text:p>97.5485817805392</text:p>
          </table:table-cell>
          <table:table-cell office:value-type="float" office:value="97.6511266797211" calcext:value-type="float">
            <text:p>97.6511266797211</text:p>
          </table:table-cell>
          <table:table-cell office:value-type="float" office:value="98.4191298476" calcext:value-type="float">
            <text:p>98.4191298476</text:p>
          </table:table-cell>
          <table:table-cell office:value-type="float" office:value="97.9162337539567" calcext:value-type="float">
            <text:p>97.9162337539567</text:p>
          </table:table-cell>
          <table:table-cell office:value-type="float" office:value="98.1695448050621" calcext:value-type="float">
            <text:p>98.1695448050621</text:p>
          </table:table-cell>
          <table:table-cell office:value-type="float" office:value="98.0428892795094" calcext:value-type="float">
            <text:p>98.0428892795094</text:p>
          </table:table-cell>
          <table:table-cell office:value-type="float" office:value="98.4191298476" calcext:value-type="float">
            <text:p>98.4191298476</text:p>
          </table:table-cell>
        </table:table-row>
        <table:table-row table:style-name="ro1">
          <table:table-cell/>
          <table:table-cell office:value-type="float" office:value="217.149433984714" calcext:value-type="float">
            <text:p>217.149433984714</text:p>
          </table:table-cell>
          <table:table-cell office:value-type="float" office:value="216.468478260869" calcext:value-type="float">
            <text:p>216.468478260869</text:p>
          </table:table-cell>
          <table:table-cell table:formula="of:=([.B39]+[.C39])/2" office:value-type="float" office:value="216.808956122791" calcext:value-type="float">
            <text:p>216.808956122791</text:p>
          </table:table-cell>
          <table:table-cell office:value-type="float" office:value="216.5220826865" calcext:value-type="float">
            <text:p>216.5220826865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[.B39]" office:value-type="float" office:value="217.149433984714" calcext:value-type="float">
            <text:p>217.149433984714</text:p>
          </table:table-cell>
          <table:table-cell table:formula="of:=[.C39]" office:value-type="float" office:value="216.468478260869" calcext:value-type="float">
            <text:p>216.468478260869</text:p>
          </table:table-cell>
          <table:table-cell table:formula="of:=[.D39]" office:value-type="float" office:value="216.808956122791" calcext:value-type="float">
            <text:p>216.808956122791</text:p>
          </table:table-cell>
          <table:table-cell table:formula="of:=[.E39]" office:value-type="float" office:value="216.5220826865" calcext:value-type="float">
            <text:p>216.5220826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545711068822" calcext:value-type="float">
            <text:p>97.9545711068822</text:p>
          </table:table-cell>
          <table:table-cell office:value-type="float" office:value="98.0764386317907" calcext:value-type="float">
            <text:p>98.0764386317907</text:p>
          </table:table-cell>
          <table:table-cell office:value-type="float" office:value="98.0155048693365" calcext:value-type="float">
            <text:p>98.0155048693365</text:p>
          </table:table-cell>
          <table:table-cell office:value-type="float" office:value="98.419126589025" calcext:value-type="float">
            <text:p>98.419126589025</text:p>
          </table:table-cell>
          <table:table-cell table:formula="of:=[.Y39]-[.$Y$41]" office:value-type="float" office:value="0.244256214980396" calcext:value-type="float">
            <text:p>0.244256214980396</text:p>
          </table:table-cell>
          <table:table-cell table:formula="of:=[.Z39]-[.$Z$41]" office:value-type="float" office:value="0.196540210465599" calcext:value-type="float">
            <text:p>0.196540210465599</text:p>
          </table:table-cell>
          <table:table-cell table:formula="of:=[.AA39]-[.$AA$41]" office:value-type="float" office:value="0.220398212723097" calcext:value-type="float">
            <text:p>0.220398212723097</text:p>
          </table:table-cell>
          <table:table-cell table:formula="of:=[.AB39]-[.$AB$41]" office:value-type="float" office:value="-0.00000232809999545225" calcext:value-type="float">
            <text:p>-2.32809999545225E-06</text:p>
          </table:table-cell>
          <table:table-cell table:number-columns-repeated="4"/>
          <table:table-cell office:value-type="float" office:value="97.9545711068822" calcext:value-type="float">
            <text:p>97.9545711068822</text:p>
          </table:table-cell>
          <table:table-cell office:value-type="float" office:value="98.0764386317907" calcext:value-type="float">
            <text:p>98.0764386317907</text:p>
          </table:table-cell>
          <table:table-cell office:value-type="float" office:value="98.0155048693365" calcext:value-type="float">
            <text:p>98.0155048693365</text:p>
          </table:table-cell>
          <table:table-cell office:value-type="float" office:value="98.4191298474001" calcext:value-type="float">
            <text:p>98.4191298474001</text:p>
          </table:table-cell>
        </table:table-row>
        <table:table-row table:style-name="ro1">
          <table:table-cell/>
          <table:table-cell office:value-type="float" office:value="119.419071529171" calcext:value-type="float">
            <text:p>119.419071529171</text:p>
          </table:table-cell>
          <table:table-cell office:value-type="float" office:value="118.59384057971" calcext:value-type="float">
            <text:p>118.59384057971</text:p>
          </table:table-cell>
          <table:table-cell table:formula="of:=([.B40]+[.C40])/2" office:value-type="float" office:value="119.006456054441" calcext:value-type="float">
            <text:p>119.006456054441</text:p>
          </table:table-cell>
          <table:table-cell office:value-type="float" office:value="118.1029528381" calcext:value-type="float">
            <text:p>118.1029528381</text:p>
          </table:table-cell>
          <table:table-cell table:formula="of:=[.B39]-[.B40]" office:value-type="float" office:value="97.730362455543" calcext:value-type="float">
            <text:p>97.730362455543</text:p>
          </table:table-cell>
          <table:table-cell table:formula="of:=[.C39]-[.C40]" office:value-type="float" office:value="97.874637681159" calcext:value-type="float">
            <text:p>97.874637681159</text:p>
          </table:table-cell>
          <table:table-cell table:formula="of:=[.D39]-[.D40]" office:value-type="float" office:value="97.802500068351" calcext:value-type="float">
            <text:p>97.802500068351</text:p>
          </table:table-cell>
          <table:table-cell table:formula="of:=[.E39]-[.E40]" office:value-type="float" office:value="98.4191298484" calcext:value-type="float">
            <text:p>98.4191298484</text:p>
          </table:table-cell>
          <table:table-cell table:formula="of:=[.F40]-[.$F$44]" office:value-type="float" office:value="-0.0783418425016151" calcext:value-type="float">
            <text:p>-0.078341842501615</text:p>
          </table:table-cell>
          <table:table-cell table:formula="of:=[.G40]-[.$G$44]" office:value-type="float" office:value="-0.00526074016609357" calcext:value-type="float">
            <text:p>-0.005260740166094</text:p>
          </table:table-cell>
          <table:table-cell table:formula="of:=[.H40]-[.$H$44]" office:value-type="float" office:value="-0.102799643782603" calcext:value-type="float">
            <text:p>-0.102799643782603</text:p>
          </table:table-cell>
          <table:table-cell table:formula="of:=[.I40]-[.$I$44]" office:value-type="float" office:value="0.000000000500008923154383" calcext:value-type="float">
            <text:p>5.00008923154383E-10</text:p>
          </table:table-cell>
          <table:table-cell table:formula="of:=[.I40]+[.J40]" office:value-type="float" office:value="98.3407880058984" calcext:value-type="float">
            <text:p>98.3407880058984</text:p>
          </table:table-cell>
          <table:table-cell table:formula="of:=[.I40]+[.K40]" office:value-type="float" office:value="98.4138691082339" calcext:value-type="float">
            <text:p>98.4138691082339</text:p>
          </table:table-cell>
          <table:table-cell table:formula="of:=[.I40]+[.L40]" office:value-type="float" office:value="98.3163302046174" calcext:value-type="float">
            <text:p>98.3163302046174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39]-[.N40]" office:value-type="float" office:value="118.808645978816" calcext:value-type="float">
            <text:p>118.808645978816</text:p>
          </table:table-cell>
          <table:table-cell table:formula="of:=[.T39]-[.O40]" office:value-type="float" office:value="118.054609152635" calcext:value-type="float">
            <text:p>118.054609152635</text:p>
          </table:table-cell>
          <table:table-cell table:formula="of:=[.U39]-[.P40]" office:value-type="float" office:value="118.492625918174" calcext:value-type="float">
            <text:p>118.492625918174</text:p>
          </table:table-cell>
          <table:table-cell table:formula="of:=[.V39]-[.Q40]" office:value-type="float" office:value="118.102953304025" calcext:value-type="float">
            <text:p>118.102953304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536715789031" calcext:value-type="float">
            <text:p>97.7536715789031</text:p>
          </table:table-cell>
          <table:table-cell office:value-type="float" office:value="97.5485817805392" calcext:value-type="float">
            <text:p>97.5485817805392</text:p>
          </table:table-cell>
          <table:table-cell office:value-type="float" office:value="97.6511266797211" calcext:value-type="float">
            <text:p>97.6511266797211</text:p>
          </table:table-cell>
          <table:table-cell office:value-type="float" office:value="98.419129382475" calcext:value-type="float">
            <text:p>98.419129382475</text:p>
          </table:table-cell>
          <table:table-cell table:formula="of:=[.Y40]-[.$Y$41]" office:value-type="float" office:value="0.0433566870012925" calcext:value-type="float">
            <text:p>0.043356687001293</text:p>
          </table:table-cell>
          <table:table-cell table:formula="of:=[.Z40]-[.$Z$41]" office:value-type="float" office:value="-0.3313166407859" calcext:value-type="float">
            <text:p>-0.3313166407859</text:p>
          </table:table-cell>
          <table:table-cell table:formula="of:=[.AA40]-[.$AA$41]" office:value-type="float" office:value="-0.143979976892297" calcext:value-type="float">
            <text:p>-0.143979976892297</text:p>
          </table:table-cell>
          <table:table-cell table:formula="of:=[.AB40]-[.$AB$41]" office:value-type="float" office:value="0.000000465350012746058" calcext:value-type="float">
            <text:p>4.65350012746058E-07</text:p>
          </table:table-cell>
          <table:table-cell table:number-columns-repeated="4"/>
          <table:table-cell office:value-type="float" office:value="97.7536715789031" calcext:value-type="float">
            <text:p>97.7536715789031</text:p>
          </table:table-cell>
          <table:table-cell office:value-type="float" office:value="97.5485817805392" calcext:value-type="float">
            <text:p>97.5485817805392</text:p>
          </table:table-cell>
          <table:table-cell office:value-type="float" office:value="97.6511266797211" calcext:value-type="float">
            <text:p>97.6511266797211</text:p>
          </table:table-cell>
          <table:table-cell office:value-type="float" office:value="98.4191298472001" calcext:value-type="float">
            <text:p>98.4191298472001</text:p>
          </table:table-cell>
        </table:table-row>
        <table:table-row table:style-name="ro1">
          <table:table-cell/>
          <table:table-cell office:value-type="float" office:value="21.5028377752143" calcext:value-type="float">
            <text:p>21.5028377752143</text:p>
          </table:table-cell>
          <table:table-cell office:value-type="float" office:value="20.4242957746479" calcext:value-type="float">
            <text:p>20.4242957746479</text:p>
          </table:table-cell>
          <table:table-cell table:formula="of:=([.B41]+[.C41])/2" office:value-type="float" office:value="20.9635667749311" calcext:value-type="float">
            <text:p>20.9635667749311</text:p>
          </table:table-cell>
          <table:table-cell office:value-type="float" office:value="19.6838229895" calcext:value-type="float">
            <text:p>19.6838229895</text:p>
          </table:table-cell>
          <table:table-cell table:formula="of:=[.B40]-[.B41]" office:value-type="float" office:value="97.9162337539567" calcext:value-type="float">
            <text:p>97.9162337539567</text:p>
          </table:table-cell>
          <table:table-cell table:formula="of:=[.C40]-[.C41]" office:value-type="float" office:value="98.1695448050621" calcext:value-type="float">
            <text:p>98.1695448050621</text:p>
          </table:table-cell>
          <table:table-cell table:formula="of:=[.D40]-[.D41]" office:value-type="float" office:value="98.0428892795094" calcext:value-type="float">
            <text:p>98.0428892795094</text:p>
          </table:table-cell>
          <table:table-cell table:formula="of:=[.E40]-[.E41]" office:value-type="float" office:value="98.4191298486" calcext:value-type="float">
            <text:p>98.4191298486</text:p>
          </table:table-cell>
          <table:table-cell table:formula="of:=[.F41]-[.$F$44]" office:value-type="float" office:value="0.107529455912101" calcext:value-type="float">
            <text:p>0.107529455912101</text:p>
          </table:table-cell>
          <table:table-cell table:formula="of:=[.G41]-[.$G$44]" office:value-type="float" office:value="0.289646383737008" calcext:value-type="float">
            <text:p>0.289646383737008</text:p>
          </table:table-cell>
          <table:table-cell table:formula="of:=[.H41]-[.$H$44]" office:value-type="float" office:value="0.137589567375812" calcext:value-type="float">
            <text:p>0.137589567375812</text:p>
          </table:table-cell>
          <table:table-cell table:formula="of:=[.I41]-[.$I$44]" office:value-type="float" office:value="0.00000000069999828156142" calcext:value-type="float">
            <text:p>6.9999828156142E-10</text:p>
          </table:table-cell>
          <table:table-cell table:formula="of:=[.I41]+[.J41]" office:value-type="float" office:value="98.5266593045121" calcext:value-type="float">
            <text:p>98.5266593045121</text:p>
          </table:table-cell>
          <table:table-cell table:formula="of:=[.I41]+[.K41]" office:value-type="float" office:value="98.708776232337" calcext:value-type="float">
            <text:p>98.708776232337</text:p>
          </table:table-cell>
          <table:table-cell table:formula="of:=[.I41]+[.L41]" office:value-type="float" office:value="98.5567194159758" calcext:value-type="float">
            <text:p>98.5567194159758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40]-[.N41]" office:value-type="float" office:value="20.2819866743035" calcext:value-type="float">
            <text:p>20.2819866743035</text:p>
          </table:table-cell>
          <table:table-cell table:formula="of:=[.T40]-[.O41]" office:value-type="float" office:value="19.3458329202981" calcext:value-type="float">
            <text:p>19.3458329202981</text:p>
          </table:table-cell>
          <table:table-cell table:formula="of:=[.U40]-[.P41]" office:value-type="float" office:value="19.9359065021983" calcext:value-type="float">
            <text:p>19.9359065021983</text:p>
          </table:table-cell>
          <table:table-cell table:formula="of:=[.V40]-[.Q41]" office:value-type="float" office:value="19.68382392155" calcext:value-type="float">
            <text:p>19.68382392155</text:p>
          </table:table-cell>
          <table:table-cell table:number-columns-repeated="2"/>
          <table:table-cell table:style-name="ce8" table:formula="of:=AVERAGE([.Y33:.Y40])" office:value-type="float" office:value="97.7103148919018" calcext:value-type="float">
            <text:p>97.7103148919018</text:p>
          </table:table-cell>
          <table:table-cell table:style-name="ce8" table:formula="of:=AVERAGE([.Z33:.Z40])" office:value-type="float" office:value="97.8798984213251" calcext:value-type="float">
            <text:p>97.8798984213251</text:p>
          </table:table-cell>
          <table:table-cell table:style-name="ce8" table:formula="of:=AVERAGE([.AA33:.AA40])" office:value-type="float" office:value="97.7951066566134" calcext:value-type="float">
            <text:p>97.7951066566134</text:p>
          </table:table-cell>
          <table:table-cell table:style-name="ce8" table:formula="of:=AVERAGE([.AB33:.AB40])" office:value-type="float" office:value="98.419128917125" calcext:value-type="float">
            <text:p>98.4191289171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76.4517333316679" calcext:value-type="float">
            <text:p>-76.4517333316679</text:p>
          </table:table-cell>
          <table:table-cell office:value-type="float" office:value="-77.6521428571428" calcext:value-type="float">
            <text:p>-77.6521428571428</text:p>
          </table:table-cell>
          <table:table-cell table:formula="of:=([.B42]+[.C42])/2" office:value-type="float" office:value="-77.0519380944054" calcext:value-type="float">
            <text:p>-77.0519380944054</text:p>
          </table:table-cell>
          <table:table-cell office:value-type="float" office:value="-78.735303599525" calcext:value-type="float">
            <text:p>-78.735303599525</text:p>
          </table:table-cell>
          <table:table-cell table:formula="of:=[.B41]-[.B42]" office:value-type="float" office:value="97.9545711068822" calcext:value-type="float">
            <text:p>97.9545711068822</text:p>
          </table:table-cell>
          <table:table-cell table:formula="of:=[.C41]-[.C42]" office:value-type="float" office:value="98.0764386317907" calcext:value-type="float">
            <text:p>98.0764386317907</text:p>
          </table:table-cell>
          <table:table-cell table:formula="of:=[.D41]-[.D42]" office:value-type="float" office:value="98.0155048693365" calcext:value-type="float">
            <text:p>98.0155048693365</text:p>
          </table:table-cell>
          <table:table-cell table:formula="of:=[.E41]-[.E42]" office:value-type="float" office:value="98.419126589025" calcext:value-type="float">
            <text:p>98.419126589025</text:p>
          </table:table-cell>
          <table:table-cell table:formula="of:=[.F42]-[.$F$44]" office:value-type="float" office:value="0.145866808837596" calcext:value-type="float">
            <text:p>0.145866808837596</text:p>
          </table:table-cell>
          <table:table-cell table:formula="of:=[.G42]-[.$G$44]" office:value-type="float" office:value="0.196540210465614" calcext:value-type="float">
            <text:p>0.196540210465614</text:p>
          </table:table-cell>
          <table:table-cell table:formula="of:=[.H42]-[.$H$44]" office:value-type="float" office:value="0.110205157202856" calcext:value-type="float">
            <text:p>0.110205157202856</text:p>
          </table:table-cell>
          <table:table-cell table:formula="of:=[.I42]-[.$I$44]" office:value-type="float" office:value="-0.00000325887499741384" calcext:value-type="float">
            <text:p>-3.25887499741384E-06</text:p>
          </table:table-cell>
          <table:table-cell table:formula="of:=[.I42]+[.J42]" office:value-type="float" office:value="98.5649933978626" calcext:value-type="float">
            <text:p>98.5649933978626</text:p>
          </table:table-cell>
          <table:table-cell table:formula="of:=[.I42]+[.K42]" office:value-type="float" office:value="98.6156667994906" calcext:value-type="float">
            <text:p>98.6156667994906</text:p>
          </table:table-cell>
          <table:table-cell table:formula="of:=[.I42]+[.L42]" office:value-type="float" office:value="98.5293317462279" calcext:value-type="float">
            <text:p>98.5293317462279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41]-[.N42]" office:value-type="float" office:value="-78.2830067235591" calcext:value-type="float">
            <text:p>-78.2830067235591</text:p>
          </table:table-cell>
          <table:table-cell table:formula="of:=[.T41]-[.O42]" office:value-type="float" office:value="-79.2698338791925" calcext:value-type="float">
            <text:p>-79.2698338791925</text:p>
          </table:table-cell>
          <table:table-cell table:formula="of:=[.U41]-[.P42]" office:value-type="float" office:value="-78.5934252440296" calcext:value-type="float">
            <text:p>-78.5934252440296</text:p>
          </table:table-cell>
          <table:table-cell table:formula="of:=[.V41]-[.Q42]" office:value-type="float" office:value="-78.735305460925" calcext:value-type="float">
            <text:p>-78.7353054609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-174.205404910571" calcext:value-type="float">
            <text:p>-174.205404910571</text:p>
          </table:table-cell>
          <table:table-cell office:value-type="float" office:value="-175.200724637682" calcext:value-type="float">
            <text:p>-175.200724637682</text:p>
          </table:table-cell>
          <table:table-cell table:formula="of:=([.B43]+[.C43])/2" office:value-type="float" office:value="-174.703064774127" calcext:value-type="float">
            <text:p>-174.703064774127</text:p>
          </table:table-cell>
          <table:table-cell office:value-type="float" office:value="-177.154432982" calcext:value-type="float">
            <text:p>-177.154432982</text:p>
          </table:table-cell>
          <table:table-cell table:formula="of:=[.B42]-[.B43]" office:value-type="float" office:value="97.7536715789031" calcext:value-type="float">
            <text:p>97.7536715789031</text:p>
          </table:table-cell>
          <table:table-cell table:formula="of:=[.C42]-[.C43]" office:value-type="float" office:value="97.5485817805392" calcext:value-type="float">
            <text:p>97.5485817805392</text:p>
          </table:table-cell>
          <table:table-cell table:formula="of:=[.D42]-[.D43]" office:value-type="float" office:value="97.6511266797211" calcext:value-type="float">
            <text:p>97.6511266797211</text:p>
          </table:table-cell>
          <table:table-cell table:formula="of:=[.E42]-[.E43]" office:value-type="float" office:value="98.419129382475" calcext:value-type="float">
            <text:p>98.419129382475</text:p>
          </table:table-cell>
          <table:table-cell table:formula="of:=[.F43]-[.$F$44]" office:value-type="float" office:value="-0.0550327191415079" calcext:value-type="float">
            <text:p>-0.055032719141508</text:p>
          </table:table-cell>
          <table:table-cell table:formula="of:=[.G43]-[.$G$44]" office:value-type="float" office:value="-0.331316640785914" calcext:value-type="float">
            <text:p>-0.331316640785914</text:p>
          </table:table-cell>
          <table:table-cell table:formula="of:=[.H43]-[.$H$44]" office:value-type="float" office:value="-0.254173032412467" calcext:value-type="float">
            <text:p>-0.254173032412467</text:p>
          </table:table-cell>
          <table:table-cell table:formula="of:=[.I43]-[.$I$44]" office:value-type="float" office:value="-0.000000465424989215535" calcext:value-type="float">
            <text:p>-4.65424989215535E-07</text:p>
          </table:table-cell>
          <table:table-cell table:formula="of:=[.I43]+[.J43]" office:value-type="float" office:value="98.3640966633335" calcext:value-type="float">
            <text:p>98.3640966633335</text:p>
          </table:table-cell>
          <table:table-cell table:formula="of:=[.I43]+[.K43]" office:value-type="float" office:value="98.0878127416891" calcext:value-type="float">
            <text:p>98.0878127416891</text:p>
          </table:table-cell>
          <table:table-cell table:formula="of:=[.I43]+[.L43]" office:value-type="float" office:value="98.1649563500625" calcext:value-type="float">
            <text:p>98.1649563500625</text:p>
          </table:table-cell>
          <table:table-cell office:value-type="float" office:value="98.419129382475" calcext:value-type="float">
            <text:p>98.419129382475</text:p>
          </table:table-cell>
          <table:table-cell/>
          <table:table-cell table:formula="of:=[.S42]-[.N43]" office:value-type="float" office:value="-176.647103386893" calcext:value-type="float">
            <text:p>-176.647103386893</text:p>
          </table:table-cell>
          <table:table-cell table:formula="of:=[.T42]-[.O43]" office:value-type="float" office:value="-177.357646620882" calcext:value-type="float">
            <text:p>-177.357646620882</text:p>
          </table:table-cell>
          <table:table-cell table:formula="of:=[.U42]-[.P43]" office:value-type="float" office:value="-176.758381594092" calcext:value-type="float">
            <text:p>-176.758381594092</text:p>
          </table:table-cell>
          <table:table-cell table:formula="of:=[.V42]-[.Q43]" office:value-type="float" office:value="-177.1544348434" calcext:value-type="float">
            <text:p>-177.1544348434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33:.AG38])" office:value-type="float" office:value="97.8087042980446" calcext:value-type="float">
            <text:p>97.8087042980446</text:p>
          </table:table-cell>
          <table:table-cell table:formula="of:=AVERAGE([.AH33:.AH38])" office:value-type="float" office:value="97.9078957597532" calcext:value-type="float">
            <text:p>97.9078957597532</text:p>
          </table:table-cell>
          <table:table-cell table:formula="of:=AVERAGE([.AI33:.AI38])" office:value-type="float" office:value="97.882368117571" calcext:value-type="float">
            <text:p>97.882368117571</text:p>
          </table:table-cell>
          <table:table-cell table:formula="of:=AVERAGE([.AJ33:.AJ38])" office:value-type="float" office:value="98.4191298481" calcext:value-type="float">
            <text:p>98.41912984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tepsize</text:p>
          </table:table-cell>
          <table:table-cell table:number-columns-repeated="4"/>
          <table:table-cell table:style-name="ce8" office:value-type="float" office:value="97.8087042980446" calcext:value-type="float">
            <text:p>97.8087042980446</text:p>
          </table:table-cell>
          <table:table-cell table:style-name="ce8" office:value-type="float" office:value="97.8798984213251" calcext:value-type="float">
            <text:p>97.8798984213251</text:p>
          </table:table-cell>
          <table:table-cell table:style-name="ce8" office:value-type="float" office:value="97.9052997121336" calcext:value-type="float">
            <text:p>97.9052997121336</text:p>
          </table:table-cell>
          <table:table-cell table:style-name="ce8" office:value-type="float" office:value="98.4191298479" calcext:value-type="float">
            <text:p>98.4191298479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33:.AG38])" office:value-type="float" office:value="0.100785531070543" calcext:value-type="float">
            <text:p>0.100785531070543</text:p>
          </table:table-cell>
          <table:table-cell table:formula="of:=STDEV([.AH33:.AH38])" office:value-type="float" office:value="0.224665165813288" calcext:value-type="float">
            <text:p>0.224665165813288</text:p>
          </table:table-cell>
          <table:table-cell table:formula="of:=STDEV([.AI33:.AI38])" office:value-type="float" office:value="0.136263657989201" calcext:value-type="float">
            <text:p>0.136263657989201</text:p>
          </table:table-cell>
          <table:table-cell table:formula="of:=STDEV([.AJ33:.AJ38])" office:value-type="float" office:value="0.000000000374164820164178" calcext:value-type="float">
            <text:p>3.74164820164178E-10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43]+3*[.AG44]" office:value-type="float" office:value="98.1110608912562" calcext:value-type="float">
            <text:p>98.1110608912562</text:p>
          </table:table-cell>
          <table:table-cell table:formula="of:=[.AH43]+3*[.AH44]" office:value-type="float" office:value="98.581891257193" calcext:value-type="float">
            <text:p>98.581891257193</text:p>
          </table:table-cell>
          <table:table-cell table:formula="of:=[.AI43]+3*[.AI44]" office:value-type="float" office:value="98.2911590915386" calcext:value-type="float">
            <text:p>98.2911590915386</text:p>
          </table:table-cell>
          <table:table-cell table:formula="of:=[.AJ43]+3*[.AJ44]" office:value-type="float" office:value="98.4191298492225" calcext:value-type="float">
            <text:p>98.4191298492225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43]-3*[.AG44]" office:value-type="float" office:value="97.5063477048329" calcext:value-type="float">
            <text:p>97.5063477048329</text:p>
          </table:table-cell>
          <table:table-cell table:formula="of:=[.AH43]-3*[.AH44]" office:value-type="float" office:value="97.2339002623133" calcext:value-type="float">
            <text:p>97.2339002623133</text:p>
          </table:table-cell>
          <table:table-cell table:formula="of:=[.AI43]-3*[.AI44]" office:value-type="float" office:value="97.4735771436034" calcext:value-type="float">
            <text:p>97.4735771436034</text:p>
          </table:table-cell>
          <table:table-cell table:formula="of:=[.AJ43]-3*[.AJ44]" office:value-type="float" office:value="98.4191298469775" calcext:value-type="float">
            <text:p>98.4191298469775</text:p>
          </table:table-cell>
          <table:table-cell table:number-columns-repeated="4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5"/>
          <table:table-cell table:style-name="ce8" office:value-type="string" calcext:value-type="string">
            <text:p>Mean 2</text:p>
          </table:table-cell>
          <table:table-cell table:formula="of:=AVERAGE([.AK34];[.AK35];[.AK37:.AK40])" office:value-type="float" office:value="97.8087042980446" calcext:value-type="float">
            <text:p>97.8087042980446</text:p>
          </table:table-cell>
          <table:table-cell table:formula="of:=AVERAGE([.AL33:.AL40])" office:value-type="float" office:value="97.8798984213251" calcext:value-type="float">
            <text:p>97.8798984213251</text:p>
          </table:table-cell>
          <table:table-cell table:formula="of:=AVERAGE([.AM34:.AM40])" office:value-type="float" office:value="97.9052997121336" calcext:value-type="float">
            <text:p>97.9052997121336</text:p>
          </table:table-cell>
          <table:table-cell table:formula="of:=AVERAGE([.AN33:.AN40])" office:value-type="float" office:value="98.4191298479" calcext:value-type="float">
            <text:p>98.4191298479</text:p>
          </table:table-cell>
        </table:table-row>
        <table:table-row table:style-name="ro1">
          <table:table-cell table:number-columns-repeated="35"/>
          <table:table-cell table:style-name="ce8" office:value-type="string" calcext:value-type="string">
            <text:p>st. dev. 2</text:p>
          </table:table-cell>
          <table:table-cell table:formula="of:=STDEV([.AK34];[.AK35];[.AK37:.AK40])" office:value-type="float" office:value="0.100785531070543" calcext:value-type="float">
            <text:p>0.100785531070543</text:p>
          </table:table-cell>
          <table:table-cell table:formula="of:=STDEV([.AL33:.AL40])" office:value-type="float" office:value="0.31075715689913" calcext:value-type="float">
            <text:p>0.31075715689913</text:p>
          </table:table-cell>
          <table:table-cell table:formula="of:=STDEV([.AM34:.AM40])" office:value-type="float" office:value="0.138398554706296" calcext:value-type="float">
            <text:p>0.138398554706296</text:p>
          </table:table-cell>
          <table:table-cell table:formula="of:=STDEV([.AN33:.AN40])" office:value-type="float" office:value="0.00000000048986276626753" calcext:value-type="float">
            <text:p>4.8986276626753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00-00-00</text:date>, <text:time style:data-style-name="N2" text:time-value="17:58:55.217115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18:36:39.914614468</meta:creation-date>
    <meta:generator>LibreOffice/6.4.7.2$Linux_X86_64 LibreOffice_project/40$Build-2</meta:generator>
    <dc:date>2021-11-11T18:04:20.424191605</dc:date>
    <meta:editing-duration>PT8H44M43S</meta:editing-duration>
    <meta:editing-cycles>22</meta:editing-cycles>
    <meta:document-statistic meta:table-count="2" meta:cell-count="1266" meta:object-count="0"/>
  </office:meta>
</office:document-meta>
</file>